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中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中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臺中市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13025" calcext:value-type="float">
            <text:p>513,025</text:p>
          </table:table-cell>
          <table:table-cell table:style-name="ce3" office:value-type="float" office:value="641622" calcext:value-type="float">
            <text:p>641,622</text:p>
          </table:table-cell>
          <table:table-cell table:style-name="ce3" office:value-type="float" office:value="552556" calcext:value-type="float">
            <text:p>552,556</text:p>
          </table:table-cell>
          <table:table-cell table:style-name="ce3" office:value-type="float" office:value="1707203" calcext:value-type="float">
            <text:p>1,707,203</text:p>
          </table:table-cell>
          <table:table-cell table:style-name="ce3" office:value-type="float" office:value="12714" calcext:value-type="float">
            <text:p>12,714</text:p>
          </table:table-cell>
          <table:table-cell table:style-name="ce3" office:value-type="float" office:value="1719917" calcext:value-type="float">
            <text:p>1,719,9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19960" calcext:value-type="float">
            <text:p>1,719,960</text:p>
          </table:table-cell>
          <table:table-cell table:style-name="ce3" office:value-type="float" office:value="608936" calcext:value-type="float">
            <text:p>608,936</text:p>
          </table:table-cell>
          <table:table-cell table:style-name="ce3" office:value-type="float" office:value="2328896" calcext:value-type="float">
            <text:p>2,328,896</text:p>
          </table:table-cell>
          <table:table-cell table:style-name="ce4" office:value-type="string" calcext:value-type="string">
            <text:p>73.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甲區</text:p>
          </table:table-cell>
          <table:table-cell table:style-name="ce2"/>
          <table:table-cell table:style-name="ce3" office:value-type="float" office:value="13749" calcext:value-type="float">
            <text:p>13,749</text:p>
          </table:table-cell>
          <table:table-cell table:style-name="ce3" office:value-type="float" office:value="16754" calcext:value-type="float">
            <text:p>16,754</text:p>
          </table:table-cell>
          <table:table-cell table:style-name="ce3" office:value-type="float" office:value="13734" calcext:value-type="float">
            <text:p>13,734</text:p>
          </table:table-cell>
          <table:table-cell table:style-name="ce3" office:value-type="float" office:value="44237" calcext:value-type="float">
            <text:p>44,23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4627" calcext:value-type="float">
            <text:p>44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27" calcext:value-type="float">
            <text:p>44,627</text:p>
          </table:table-cell>
          <table:table-cell table:style-name="ce3" office:value-type="float" office:value="16109" calcext:value-type="float">
            <text:p>16,109</text:p>
          </table:table-cell>
          <table:table-cell table:style-name="ce3" office:value-type="float" office:value="60736" calcext:value-type="float">
            <text:p>60,736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4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2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孔門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6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18" calcext:value-type="float">
            <text:p>1,918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庄美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989" calcext:value-type="float">
            <text:p>1,989</text:p>
          </table:table-cell>
          <table:table-cell table:style-name="ce4" office:value-type="string" calcext:value-type="string">
            <text:p>76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美里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193" calcext:value-type="float">
            <text:p>3,193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岷山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89" calcext:value-type="float">
            <text:p>1,989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78" calcext:value-type="float">
            <text:p>3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8" calcext:value-type="float">
            <text:p>3,378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591" calcext:value-type="float">
            <text:p>4,591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薰風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8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118" calcext:value-type="float">
            <text:p>3,118</text:p>
          </table:table-cell>
          <table:table-cell table:style-name="ce4" office:value-type="string" calcext:value-type="string">
            <text:p>7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曲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曲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725" calcext:value-type="float">
            <text:p>1,725</text:p>
          </table:table-cell>
          <table:table-cell table:style-name="ce4" office:value-type="string" calcext:value-type="string">
            <text:p>7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797" calcext:value-type="float">
            <text:p>3,7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835" calcext:value-type="float">
            <text:p>3,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5" calcext:value-type="float">
            <text:p>3,835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5103" calcext:value-type="float">
            <text:p>5,103</text:p>
          </table:table-cell>
          <table:table-cell table:style-name="ce4" office:value-type="string" calcext:value-type="string">
            <text:p>75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奉化里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961" calcext:value-type="float">
            <text:p>1,961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化里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南里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店里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241" calcext:value-type="float">
            <text:p>3,2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4379" calcext:value-type="float">
            <text:p>4,379</text:p>
          </table:table-cell>
          <table:table-cell table:style-name="ce4" office:value-type="string" calcext:value-type="string">
            <text:p>7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孟春里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15" calcext:value-type="float">
            <text:p>2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5" calcext:value-type="float">
            <text:p>2,715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817" calcext:value-type="float">
            <text:p>3,817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432" calcext:value-type="float">
            <text:p>2,432</text:p>
          </table:table-cell>
          <table:table-cell table:style-name="ce4" office:value-type="string" calcext:value-type="string">
            <text:p>6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南里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38" calcext:value-type="float">
            <text:p>3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8" calcext:value-type="float">
            <text:p>3,838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5379" calcext:value-type="float">
            <text:p>5,379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32" calcext:value-type="float">
            <text:p>1,432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621" calcext:value-type="float">
            <text:p>1,621</text:p>
          </table:table-cell>
          <table:table-cell table:style-name="ce4" office:value-type="string" calcext:value-type="string">
            <text:p>74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安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1.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4308" calcext:value-type="float">
            <text:p>4,308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11210" calcext:value-type="float">
            <text:p>11,2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310" calcext:value-type="float">
            <text:p>11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0" calcext:value-type="float">
            <text:p>11,310</text:p>
          </table:table-cell>
          <table:table-cell table:style-name="ce3" office:value-type="float" office:value="4395" calcext:value-type="float">
            <text:p>4,395</text:p>
          </table:table-cell>
          <table:table-cell table:style-name="ce3" office:value-type="float" office:value="15705" calcext:value-type="float">
            <text:p>15,705</text:p>
          </table:table-cell>
          <table:table-cell table:style-name="ce4" office:value-type="string" calcext:value-type="string">
            <text:p>72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68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庄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541" calcext:value-type="float">
            <text:p>2,541</text:p>
          </table:table-cell>
          <table:table-cell table:style-name="ce4" office:value-type="string" calcext:value-type="string">
            <text:p>6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6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7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売里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71" calcext:value-type="float">
            <text:p>1,671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0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墘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雅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7.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外埔區</text:p>
          </table:table-cell>
          <table:table-cell table:style-name="ce2"/>
          <table:table-cell table:style-name="ce3" office:value-type="float" office:value="6150" calcext:value-type="float">
            <text:p>6,150</text:p>
          </table:table-cell>
          <table:table-cell table:style-name="ce3" office:value-type="float" office:value="6438" calcext:value-type="float">
            <text:p>6,438</text:p>
          </table:table-cell>
          <table:table-cell table:style-name="ce3" office:value-type="float" office:value="6559" calcext:value-type="float">
            <text:p>6,559</text:p>
          </table:table-cell>
          <table:table-cell table:style-name="ce3" office:value-type="float" office:value="19147" calcext:value-type="float">
            <text:p>19,14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9316" calcext:value-type="float">
            <text:p>19,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17" calcext:value-type="float">
            <text:p>19,317</text:p>
          </table:table-cell>
          <table:table-cell table:style-name="ce3" office:value-type="float" office:value="6874" calcext:value-type="float">
            <text:p>6,874</text:p>
          </table:table-cell>
          <table:table-cell table:style-name="ce3" office:value-type="float" office:value="26191" calcext:value-type="float">
            <text:p>26,191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143" calcext:value-type="float">
            <text:p>2,143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3370" calcext:value-type="float">
            <text:p>3,3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01" calcext:value-type="float">
            <text:p>3,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1" calcext:value-type="float">
            <text:p>3,401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517" calcext:value-type="float">
            <text:p>4,517</text:p>
          </table:table-cell>
          <table:table-cell table:style-name="ce4" office:value-type="string" calcext:value-type="string">
            <text:p>7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4508" calcext:value-type="float">
            <text:p>4,50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52" calcext:value-type="float">
            <text:p>4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2" calcext:value-type="float">
            <text:p>4,552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6177" calcext:value-type="float">
            <text:p>6,177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崁里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841" calcext:value-type="float">
            <text:p>1,841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299" calcext:value-type="float">
            <text:p>3,299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6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馬鳴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484" calcext:value-type="float">
            <text:p>1,484</text:p>
          </table:table-cell>
          <table:table-cell table:style-name="ce4" office:value-type="string" calcext:value-type="string">
            <text:p>7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清水區</text:p>
          </table:table-cell>
          <table:table-cell table:style-name="ce2"/>
          <table:table-cell table:style-name="ce3" office:value-type="float" office:value="16174" calcext:value-type="float">
            <text:p>16,174</text:p>
          </table:table-cell>
          <table:table-cell table:style-name="ce3" office:value-type="float" office:value="21713" calcext:value-type="float">
            <text:p>21,713</text:p>
          </table:table-cell>
          <table:table-cell table:style-name="ce3" office:value-type="float" office:value="15748" calcext:value-type="float">
            <text:p>15,748</text:p>
          </table:table-cell>
          <table:table-cell table:style-name="ce3" office:value-type="float" office:value="53635" calcext:value-type="float">
            <text:p>53,63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54132" calcext:value-type="float">
            <text:p>54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32" calcext:value-type="float">
            <text:p>54,132</text:p>
          </table:table-cell>
          <table:table-cell table:style-name="ce3" office:value-type="float" office:value="20061" calcext:value-type="float">
            <text:p>20,061</text:p>
          </table:table-cell>
          <table:table-cell table:style-name="ce3" office:value-type="float" office:value="74193" calcext:value-type="float">
            <text:p>74,193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鰲峰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靈泉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77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328" calcext:value-type="float">
            <text:p>2,328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75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701" calcext:value-type="float">
            <text:p>1,701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寧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7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寧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7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80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社里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128" calcext:value-type="float">
            <text:p>2,128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社里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2879" calcext:value-type="float">
            <text:p>2,879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7516" calcext:value-type="float">
            <text:p>7,51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565" calcext:value-type="float">
            <text:p>7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5" calcext:value-type="float">
            <text:p>7,565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10140" calcext:value-type="float">
            <text:p>10,140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嘉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2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29" calcext:value-type="float">
            <text:p>3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9" calcext:value-type="float">
            <text:p>3,229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373" calcext:value-type="float">
            <text:p>4,373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鹿里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513" calcext:value-type="float">
            <text:p>3,513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084" calcext:value-type="float">
            <text:p>2,084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5618" calcext:value-type="float">
            <text:p>5,61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677" calcext:value-type="float">
            <text:p>5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7" calcext:value-type="float">
            <text:p>5,677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8207" calcext:value-type="float">
            <text:p>8,207</text:p>
          </table:table-cell>
          <table:table-cell table:style-name="ce4" office:value-type="string" calcext:value-type="string">
            <text:p>69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772" calcext:value-type="float">
            <text:p>2,772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西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69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南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67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東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北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美里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姓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937" calcext:value-type="float">
            <text:p>1,937</text:p>
          </table:table-cell>
          <table:table-cell table:style-name="ce4" office:value-type="string" calcext:value-type="string">
            <text:p>68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152" calcext:value-type="float">
            <text:p>2,152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89" calcext:value-type="float">
            <text:p>1,689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361" calcext:value-type="float">
            <text:p>2,361</text:p>
          </table:table-cell>
          <table:table-cell table:style-name="ce4" office:value-type="string" calcext:value-type="string">
            <text:p>68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里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5426" calcext:value-type="float">
            <text:p>5,42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480" calcext:value-type="float">
            <text:p>5,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0" calcext:value-type="float">
            <text:p>5,480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7273" calcext:value-type="float">
            <text:p>7,273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676" calcext:value-type="float">
            <text:p>2,676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楊厝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風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4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梧棲區</text:p>
          </table:table-cell>
          <table:table-cell table:style-name="ce2"/>
          <table:table-cell table:style-name="ce3" office:value-type="float" office:value="11399" calcext:value-type="float">
            <text:p>11,399</text:p>
          </table:table-cell>
          <table:table-cell table:style-name="ce3" office:value-type="float" office:value="13515" calcext:value-type="float">
            <text:p>13,515</text:p>
          </table:table-cell>
          <table:table-cell table:style-name="ce3" office:value-type="float" office:value="10446" calcext:value-type="float">
            <text:p>10,446</text:p>
          </table:table-cell>
          <table:table-cell table:style-name="ce3" office:value-type="float" office:value="35360" calcext:value-type="float">
            <text:p>35,36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5646" calcext:value-type="float">
            <text:p>35,6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647" calcext:value-type="float">
            <text:p>35,647</text:p>
          </table:table-cell>
          <table:table-cell table:style-name="ce3" office:value-type="float" office:value="13387" calcext:value-type="float">
            <text:p>13,387</text:p>
          </table:table-cell>
          <table:table-cell table:style-name="ce3" office:value-type="float" office:value="49034" calcext:value-type="float">
            <text:p>49,034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740" calcext:value-type="float">
            <text:p>2,7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899" calcext:value-type="float">
            <text:p>3,899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19" calcext:value-type="float">
            <text:p>1,919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618" calcext:value-type="float">
            <text:p>2,6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39" calcext:value-type="float">
            <text:p>2,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9" calcext:value-type="float">
            <text:p>2,639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724" calcext:value-type="float">
            <text:p>3,724</text:p>
          </table:table-cell>
          <table:table-cell table:style-name="ce4" office:value-type="string" calcext:value-type="string">
            <text:p>70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71" calcext:value-type="float">
            <text:p>471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湳里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4438" calcext:value-type="float">
            <text:p>4,4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475" calcext:value-type="float">
            <text:p>4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5" calcext:value-type="float">
            <text:p>4,475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6002" calcext:value-type="float">
            <text:p>6,002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簡里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7" calcext:value-type="float">
            <text:p>4,087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5586" calcext:value-type="float">
            <text:p>5,586</text:p>
          </table:table-cell>
          <table:table-cell table:style-name="ce4" office:value-type="string" calcext:value-type="string">
            <text:p>7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677" calcext:value-type="float">
            <text:p>3,6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04" calcext:value-type="float">
            <text:p>3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4" calcext:value-type="float">
            <text:p>3,704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5141" calcext:value-type="float">
            <text:p>5,141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5531" calcext:value-type="float">
            <text:p>5,53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582" calcext:value-type="float">
            <text:p>5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2" calcext:value-type="float">
            <text:p>5,582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7667" calcext:value-type="float">
            <text:p>7,667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村里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091" calcext:value-type="float">
            <text:p>4,0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18" calcext:value-type="float">
            <text:p>4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8" calcext:value-type="float">
            <text:p>4,118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5629" calcext:value-type="float">
            <text:p>5,629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502" calcext:value-type="float">
            <text:p>2,502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73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437" calcext:value-type="float">
            <text:p>2,437</text:p>
          </table:table-cell>
          <table:table-cell table:style-name="ce4" office:value-type="string" calcext:value-type="string">
            <text:p>71.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沙鹿區</text:p>
          </table:table-cell>
          <table:table-cell table:style-name="ce2"/>
          <table:table-cell table:style-name="ce3" office:value-type="float" office:value="19056" calcext:value-type="float">
            <text:p>19,056</text:p>
          </table:table-cell>
          <table:table-cell table:style-name="ce3" office:value-type="float" office:value="20929" calcext:value-type="float">
            <text:p>20,929</text:p>
          </table:table-cell>
          <table:table-cell table:style-name="ce3" office:value-type="float" office:value="18431" calcext:value-type="float">
            <text:p>18,431</text:p>
          </table:table-cell>
          <table:table-cell table:style-name="ce3" office:value-type="float" office:value="58416" calcext:value-type="float">
            <text:p>58,41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58829" calcext:value-type="float">
            <text:p>58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29" calcext:value-type="float">
            <text:p>58,829</text:p>
          </table:table-cell>
          <table:table-cell table:style-name="ce3" office:value-type="float" office:value="18842" calcext:value-type="float">
            <text:p>18,842</text:p>
          </table:table-cell>
          <table:table-cell table:style-name="ce3" office:value-type="float" office:value="77671" calcext:value-type="float">
            <text:p>77,671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洛泉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77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鹿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75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360" calcext:value-type="float">
            <text:p>2,360</text:p>
          </table:table-cell>
          <table:table-cell table:style-name="ce4" office:value-type="string" calcext:value-type="string">
            <text:p>77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471" calcext:value-type="float">
            <text:p>2,4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336" calcext:value-type="float">
            <text:p>3,336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斗抵里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436" calcext:value-type="float">
            <text:p>3,4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4474" calcext:value-type="float">
            <text:p>4,474</text:p>
          </table:table-cell>
          <table:table-cell table:style-name="ce4" office:value-type="string" calcext:value-type="string">
            <text:p>77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峰里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351" calcext:value-type="float">
            <text:p>4,3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75" calcext:value-type="float">
            <text:p>4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5" calcext:value-type="float">
            <text:p>4,375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5743" calcext:value-type="float">
            <text:p>5,743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5391" calcext:value-type="float">
            <text:p>5,39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423" calcext:value-type="float">
            <text:p>5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3" calcext:value-type="float">
            <text:p>5,423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6980" calcext:value-type="float">
            <text:p>6,980</text:p>
          </table:table-cell>
          <table:table-cell table:style-name="ce4" office:value-type="string" calcext:value-type="string">
            <text:p>77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5575" calcext:value-type="float">
            <text:p>5,5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611" calcext:value-type="float">
            <text:p>5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1" calcext:value-type="float">
            <text:p>5,611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7592" calcext:value-type="float">
            <text:p>7,592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犁分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04" calcext:value-type="float">
            <text:p>3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4" calcext:value-type="float">
            <text:p>3,004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886" calcext:value-type="float">
            <text:p>3,886</text:p>
          </table:table-cell>
          <table:table-cell table:style-name="ce4" office:value-type="string" calcext:value-type="string">
            <text:p>7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91" calcext:value-type="float">
            <text:p>3,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1" calcext:value-type="float">
            <text:p>3,691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5012" calcext:value-type="float">
            <text:p>5,012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晉江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751" calcext:value-type="float">
            <text:p>1,751</text:p>
          </table:table-cell>
          <table:table-cell table:style-name="ce4" office:value-type="string" calcext:value-type="string">
            <text:p>76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路里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4111" calcext:value-type="float">
            <text:p>4,11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47" calcext:value-type="float">
            <text:p>4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7" calcext:value-type="float">
            <text:p>4,147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5542" calcext:value-type="float">
            <text:p>5,542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327" calcext:value-type="float">
            <text:p>3,327</text:p>
          </table:table-cell>
          <table:table-cell table:style-name="ce4" office:value-type="string" calcext:value-type="string">
            <text:p>7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子里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653" calcext:value-type="float">
            <text:p>4,6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689" calcext:value-type="float">
            <text:p>4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9" calcext:value-type="float">
            <text:p>4,689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6005" calcext:value-type="float">
            <text:p>6,005</text:p>
          </table:table-cell>
          <table:table-cell table:style-name="ce4" office:value-type="string" calcext:value-type="string">
            <text:p>78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鹿里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5577" calcext:value-type="float">
            <text:p>5,57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610" calcext:value-type="float">
            <text:p>5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0" calcext:value-type="float">
            <text:p>5,610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7569" calcext:value-type="float">
            <text:p>7,569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明里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3097" calcext:value-type="float">
            <text:p>3,09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270" calcext:value-type="float">
            <text:p>4,270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泉里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309" calcext:value-type="float">
            <text:p>2,309</text:p>
          </table:table-cell>
          <table:table-cell table:style-name="ce4" office:value-type="string" calcext:value-type="string">
            <text:p>7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74.7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龍井區</text:p>
          </table:table-cell>
          <table:table-cell table:style-name="ce2"/>
          <table:table-cell table:style-name="ce3" office:value-type="float" office:value="15153" calcext:value-type="float">
            <text:p>15,153</text:p>
          </table:table-cell>
          <table:table-cell table:style-name="ce3" office:value-type="float" office:value="17219" calcext:value-type="float">
            <text:p>17,219</text:p>
          </table:table-cell>
          <table:table-cell table:style-name="ce3" office:value-type="float" office:value="14920" calcext:value-type="float">
            <text:p>14,920</text:p>
          </table:table-cell>
          <table:table-cell table:style-name="ce3" office:value-type="float" office:value="47292" calcext:value-type="float">
            <text:p>47,29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47703" calcext:value-type="float">
            <text:p>47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03" calcext:value-type="float">
            <text:p>47,703</text:p>
          </table:table-cell>
          <table:table-cell table:style-name="ce3" office:value-type="float" office:value="16620" calcext:value-type="float">
            <text:p>16,620</text:p>
          </table:table-cell>
          <table:table-cell table:style-name="ce3" office:value-type="float" office:value="64323" calcext:value-type="float">
            <text:p>64,323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坑里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275" calcext:value-type="float">
            <text:p>2,27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95" calcext:value-type="float">
            <text:p>3,095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893" calcext:value-type="float">
            <text:p>2,893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西里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751" calcext:value-type="float">
            <text:p>1,751</text:p>
          </table:table-cell>
          <table:table-cell table:style-name="ce4" office:value-type="string" calcext:value-type="string">
            <text:p>7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871" calcext:value-type="float">
            <text:p>2,8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90" calcext:value-type="float">
            <text:p>2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0" calcext:value-type="float">
            <text:p>2,89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774" calcext:value-type="float">
            <text:p>3,774</text:p>
          </table:table-cell>
          <table:table-cell table:style-name="ce4" office:value-type="string" calcext:value-type="string">
            <text:p>7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麗水里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159" calcext:value-type="float">
            <text:p>2,159</text:p>
          </table:table-cell>
          <table:table-cell table:style-name="ce4" office:value-type="string" calcext:value-type="string">
            <text:p>74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542" calcext:value-type="float">
            <text:p>3,5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4848" calcext:value-type="float">
            <text:p>4,848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德里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820" calcext:value-type="float">
            <text:p>2,820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和里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526" calcext:value-type="float">
            <text:p>3,52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62" calcext:value-type="float">
            <text:p>3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2" calcext:value-type="float">
            <text:p>3,562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715" calcext:value-type="float">
            <text:p>4,715</text:p>
          </table:table-cell>
          <table:table-cell table:style-name="ce4" office:value-type="string" calcext:value-type="string">
            <text:p>75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4164" calcext:value-type="float">
            <text:p>4,1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90" calcext:value-type="float">
            <text:p>4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0" calcext:value-type="float">
            <text:p>4,190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703" calcext:value-type="float">
            <text:p>5,703</text:p>
          </table:table-cell>
          <table:table-cell table:style-name="ce4" office:value-type="string" calcext:value-type="string">
            <text:p>7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5737" calcext:value-type="float">
            <text:p>5,73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788" calcext:value-type="float">
            <text:p>5,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8" calcext:value-type="float">
            <text:p>5,788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7948" calcext:value-type="float">
            <text:p>7,948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崗里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737" calcext:value-type="float">
            <text:p>2,737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4494" calcext:value-type="float">
            <text:p>4,49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525" calcext:value-type="float">
            <text:p>4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5" calcext:value-type="float">
            <text:p>4,525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6119" calcext:value-type="float">
            <text:p>6,119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8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45" calcext:value-type="float">
            <text:p>3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5" calcext:value-type="float">
            <text:p>3,445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4742" calcext:value-type="float">
            <text:p>4,742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6245" calcext:value-type="float">
            <text:p>6,24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288" calcext:value-type="float">
            <text:p>6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8" calcext:value-type="float">
            <text:p>6,288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8513" calcext:value-type="float">
            <text:p>8,513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肚區</text:p>
          </table:table-cell>
          <table:table-cell table:style-name="ce2"/>
          <table:table-cell table:style-name="ce3" office:value-type="float" office:value="10205" calcext:value-type="float">
            <text:p>10,205</text:p>
          </table:table-cell>
          <table:table-cell table:style-name="ce3" office:value-type="float" office:value="12838" calcext:value-type="float">
            <text:p>12,838</text:p>
          </table:table-cell>
          <table:table-cell table:style-name="ce3" office:value-type="float" office:value="11580" calcext:value-type="float">
            <text:p>11,580</text:p>
          </table:table-cell>
          <table:table-cell table:style-name="ce3" office:value-type="float" office:value="34623" calcext:value-type="float">
            <text:p>34,62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933" calcext:value-type="float">
            <text:p>34,9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35" calcext:value-type="float">
            <text:p>34,935</text:p>
          </table:table-cell>
          <table:table-cell table:style-name="ce3" office:value-type="float" office:value="11833" calcext:value-type="float">
            <text:p>11,833</text:p>
          </table:table-cell>
          <table:table-cell table:style-name="ce3" office:value-type="float" office:value="46768" calcext:value-type="float">
            <text:p>46,768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138" calcext:value-type="float">
            <text:p>3,13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69" calcext:value-type="float">
            <text:p>3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9" calcext:value-type="float">
            <text:p>3,169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231" calcext:value-type="float">
            <text:p>4,231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377" calcext:value-type="float">
            <text:p>3,377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埔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腳里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324" calcext:value-type="float">
            <text:p>2,324</text:p>
          </table:table-cell>
          <table:table-cell table:style-name="ce4" office:value-type="string" calcext:value-type="string">
            <text:p>77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524" calcext:value-type="float">
            <text:p>2,524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920" calcext:value-type="float">
            <text:p>2,920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肚里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095" calcext:value-type="float">
            <text:p>2,095</text:p>
          </table:table-cell>
          <table:table-cell table:style-name="ce4" office:value-type="string" calcext:value-type="string">
            <text:p>78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磺溪里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657" calcext:value-type="float">
            <text:p>1,657</text:p>
          </table:table-cell>
          <table:table-cell table:style-name="ce4" office:value-type="string" calcext:value-type="string">
            <text:p>77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順里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77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8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陽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5368" calcext:value-type="float">
            <text:p>5,36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418" calcext:value-type="float">
            <text:p>5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8" calcext:value-type="float">
            <text:p>5,418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7306" calcext:value-type="float">
            <text:p>7,306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井里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718" calcext:value-type="float">
            <text:p>3,71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760" calcext:value-type="float">
            <text:p>3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0" calcext:value-type="float">
            <text:p>3,760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5127" calcext:value-type="float">
            <text:p>5,127</text:p>
          </table:table-cell>
          <table:table-cell table:style-name="ce4" office:value-type="string" calcext:value-type="string">
            <text:p>7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蔗廍里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550" calcext:value-type="float">
            <text:p>3,5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75" calcext:value-type="float">
            <text:p>3,5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6" calcext:value-type="float">
            <text:p>3,576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4968" calcext:value-type="float">
            <text:p>4,968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337" calcext:value-type="float">
            <text:p>3,337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烏日區</text:p>
          </table:table-cell>
          <table:table-cell table:style-name="ce2"/>
          <table:table-cell table:style-name="ce3" office:value-type="float" office:value="15107" calcext:value-type="float">
            <text:p>15,107</text:p>
          </table:table-cell>
          <table:table-cell table:style-name="ce3" office:value-type="float" office:value="18700" calcext:value-type="float">
            <text:p>18,700</text:p>
          </table:table-cell>
          <table:table-cell table:style-name="ce3" office:value-type="float" office:value="15318" calcext:value-type="float">
            <text:p>15,318</text:p>
          </table:table-cell>
          <table:table-cell table:style-name="ce3" office:value-type="float" office:value="49125" calcext:value-type="float">
            <text:p>49,12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9495" calcext:value-type="float">
            <text:p>49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95" calcext:value-type="float">
            <text:p>49,495</text:p>
          </table:table-cell>
          <table:table-cell table:style-name="ce3" office:value-type="float" office:value="15765" calcext:value-type="float">
            <text:p>15,765</text:p>
          </table:table-cell>
          <table:table-cell table:style-name="ce3" office:value-type="float" office:value="65260" calcext:value-type="float">
            <text:p>65,260</text:p>
          </table:table-cell>
          <table:table-cell table:style-name="ce4" office:value-type="string" calcext:value-type="string">
            <text:p>7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日里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6424" calcext:value-type="float">
            <text:p>6,42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66" calcext:value-type="float">
            <text:p>6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6" calcext:value-type="float">
            <text:p>6,466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8484" calcext:value-type="float">
            <text:p>8,484</text:p>
          </table:table-cell>
          <table:table-cell table:style-name="ce4" office:value-type="string" calcext:value-type="string">
            <text:p>76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日里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725" calcext:value-type="float">
            <text:p>2,725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5703" calcext:value-type="float">
            <text:p>5,70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742" calcext:value-type="float">
            <text:p>5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2" calcext:value-type="float">
            <text:p>5,742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7842" calcext:value-type="float">
            <text:p>7,842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泉里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4809" calcext:value-type="float">
            <text:p>4,80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42" calcext:value-type="float">
            <text:p>4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2" calcext:value-type="float">
            <text:p>4,842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6343" calcext:value-type="float">
            <text:p>6,343</text:p>
          </table:table-cell>
          <table:table-cell table:style-name="ce4" office:value-type="string" calcext:value-type="string">
            <text:p>7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學田里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61" calcext:value-type="float">
            <text:p>2,561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德里</text:p>
          </table:table-cell>
          <table:table-cell table:style-name="ce3" office:value-type="float" office:value="2682" calcext:value-type="float">
            <text:p>2,682</text:p>
          </table:table-cell>
          <table:table-cell table:style-name="ce3" office:value-type="float" office:value="3586" calcext:value-type="float">
            <text:p>3,586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9177" calcext:value-type="float">
            <text:p>9,17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266" calcext:value-type="float">
            <text:p>9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6" calcext:value-type="float">
            <text:p>9,266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12298" calcext:value-type="float">
            <text:p>12,298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5649" calcext:value-type="float">
            <text:p>5,6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674" calcext:value-type="float">
            <text:p>5,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4" calcext:value-type="float">
            <text:p>5,674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7435" calcext:value-type="float">
            <text:p>7,435</text:p>
          </table:table-cell>
          <table:table-cell table:style-name="ce4" office:value-type="string" calcext:value-type="string">
            <text:p>76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竹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523" calcext:value-type="float">
            <text:p>1,523</text:p>
          </table:table-cell>
          <table:table-cell table:style-name="ce4" office:value-type="string" calcext:value-type="string">
            <text:p>77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光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659" calcext:value-type="float">
            <text:p>1,659</text:p>
          </table:table-cell>
          <table:table-cell table:style-name="ce4" office:value-type="string" calcext:value-type="string">
            <text:p>7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039" calcext:value-type="float">
            <text:p>2,039</text:p>
          </table:table-cell>
          <table:table-cell table:style-name="ce4" office:value-type="string" calcext:value-type="string">
            <text:p>7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7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埧里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338" calcext:value-type="float">
            <text:p>3,3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325" calcext:value-type="float">
            <text:p>4,325</text:p>
          </table:table-cell>
          <table:table-cell table:style-name="ce4" office:value-type="string" calcext:value-type="string">
            <text:p>77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螺潭里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106" calcext:value-type="float">
            <text:p>2,106</text:p>
          </table:table-cell>
          <table:table-cell table:style-name="ce4" office:value-type="string" calcext:value-type="string">
            <text:p>79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里里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77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里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77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尾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4.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霧峰區</text:p>
          </table:table-cell>
          <table:table-cell table:style-name="ce2"/>
          <table:table-cell table:style-name="ce3" office:value-type="float" office:value="11330" calcext:value-type="float">
            <text:p>11,330</text:p>
          </table:table-cell>
          <table:table-cell table:style-name="ce3" office:value-type="float" office:value="15471" calcext:value-type="float">
            <text:p>15,471</text:p>
          </table:table-cell>
          <table:table-cell table:style-name="ce3" office:value-type="float" office:value="13287" calcext:value-type="float">
            <text:p>13,287</text:p>
          </table:table-cell>
          <table:table-cell table:style-name="ce3" office:value-type="float" office:value="40088" calcext:value-type="float">
            <text:p>40,08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0370" calcext:value-type="float">
            <text:p>40,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372" calcext:value-type="float">
            <text:p>40,372</text:p>
          </table:table-cell>
          <table:table-cell table:style-name="ce3" office:value-type="float" office:value="13535" calcext:value-type="float">
            <text:p>13,535</text:p>
          </table:table-cell>
          <table:table-cell table:style-name="ce3" office:value-type="float" office:value="53907" calcext:value-type="float">
            <text:p>53,907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桐林里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8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峰里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2456" calcext:value-type="float">
            <text:p>2,456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6495" calcext:value-type="float">
            <text:p>6,49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526" calcext:value-type="float">
            <text:p>6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6" calcext:value-type="float">
            <text:p>6,526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9077" calcext:value-type="float">
            <text:p>9,077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甲寅里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3412" calcext:value-type="float">
            <text:p>3,4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31" calcext:value-type="float">
            <text:p>3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1" calcext:value-type="float">
            <text:p>3,431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4636" calcext:value-type="float">
            <text:p>4,636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鄉里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239" calcext:value-type="float">
            <text:p>2,239</text:p>
          </table:table-cell>
          <table:table-cell table:style-name="ce4" office:value-type="string" calcext:value-type="string">
            <text:p>7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920" calcext:value-type="float">
            <text:p>1,920</text:p>
          </table:table-cell>
          <table:table-cell table:style-name="ce4" office:value-type="string" calcext:value-type="string">
            <text:p>78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榮里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萊園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堂里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4202" calcext:value-type="float">
            <text:p>4,20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229" calcext:value-type="float">
            <text:p>4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9" calcext:value-type="float">
            <text:p>4,229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671" calcext:value-type="float">
            <text:p>5,671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柳里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22" calcext:value-type="float">
            <text:p>3,0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3" calcext:value-type="float">
            <text:p>3,023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904" calcext:value-type="float">
            <text:p>3,904</text:p>
          </table:table-cell>
          <table:table-cell table:style-name="ce4" office:value-type="string" calcext:value-type="string">
            <text:p>7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柳里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852" calcext:value-type="float">
            <text:p>1,852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443" calcext:value-type="float">
            <text:p>2,443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561" calcext:value-type="float">
            <text:p>2,561</text:p>
          </table:table-cell>
          <table:table-cell table:style-name="ce4" office:value-type="string" calcext:value-type="string">
            <text:p>76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丁台里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234" calcext:value-type="float">
            <text:p>2,234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995" calcext:value-type="float">
            <text:p>1,995</text:p>
          </table:table-cell>
          <table:table-cell table:style-name="ce4" office:value-type="string" calcext:value-type="string">
            <text:p>78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豐里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499" calcext:value-type="float">
            <text:p>2,499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正里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995" calcext:value-type="float">
            <text:p>1,995</text:p>
          </table:table-cell>
          <table:table-cell table:style-name="ce4" office:value-type="string" calcext:value-type="string">
            <text:p>74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860" calcext:value-type="float">
            <text:p>2,860</text:p>
          </table:table-cell>
          <table:table-cell table:style-name="ce4" office:value-type="string" calcext:value-type="string">
            <text:p>7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峰谷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股里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286" calcext:value-type="float">
            <text:p>2,286</text:p>
          </table:table-cell>
          <table:table-cell table:style-name="ce4" office:value-type="string" calcext:value-type="string">
            <text:p>77.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后里區</text:p>
          </table:table-cell>
          <table:table-cell table:style-name="ce2"/>
          <table:table-cell table:style-name="ce3" office:value-type="float" office:value="9945" calcext:value-type="float">
            <text:p>9,945</text:p>
          </table:table-cell>
          <table:table-cell table:style-name="ce3" office:value-type="float" office:value="11661" calcext:value-type="float">
            <text:p>11,661</text:p>
          </table:table-cell>
          <table:table-cell table:style-name="ce3" office:value-type="float" office:value="10917" calcext:value-type="float">
            <text:p>10,917</text:p>
          </table:table-cell>
          <table:table-cell table:style-name="ce3" office:value-type="float" office:value="32523" calcext:value-type="float">
            <text:p>32,52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2772" calcext:value-type="float">
            <text:p>32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72" calcext:value-type="float">
            <text:p>32,772</text:p>
          </table:table-cell>
          <table:table-cell table:style-name="ce3" office:value-type="float" office:value="11349" calcext:value-type="float">
            <text:p>11,349</text:p>
          </table:table-cell>
          <table:table-cell table:style-name="ce3" office:value-type="float" office:value="44121" calcext:value-type="float">
            <text:p>44,121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69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里里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969" calcext:value-type="float">
            <text:p>2,969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德里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461" calcext:value-type="float">
            <text:p>2,461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后里里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12" calcext:value-type="float">
            <text:p>2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2" calcext:value-type="float">
            <text:p>2,712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541" calcext:value-type="float">
            <text:p>3,541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厚里里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93" calcext:value-type="float">
            <text:p>2,093</text:p>
          </table:table-cell>
          <table:table-cell table:style-name="ce4" office:value-type="string" calcext:value-type="string">
            <text:p>7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墩東里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442" calcext:value-type="float">
            <text:p>3,44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64" calcext:value-type="float">
            <text:p>3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4" calcext:value-type="float">
            <text:p>3,464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628" calcext:value-type="float">
            <text:p>4,628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墩西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883" calcext:value-type="float">
            <text:p>1,883</text:p>
          </table:table-cell>
          <table:table-cell table:style-name="ce4" office:value-type="string" calcext:value-type="string">
            <text:p>7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墩南里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320" calcext:value-type="float">
            <text:p>3,320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墩北里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473" calcext:value-type="float">
            <text:p>3,473</text:p>
          </table:table-cell>
          <table:table-cell table:style-name="ce4" office:value-type="string" calcext:value-type="string">
            <text:p>7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331" calcext:value-type="float">
            <text:p>2,331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195" calcext:value-type="float">
            <text:p>2,195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聯合里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049" calcext:value-type="float">
            <text:p>2,049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眉山里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215" calcext:value-type="float">
            <text:p>3,215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949" calcext:value-type="float">
            <text:p>1,949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神岡區</text:p>
          </table:table-cell>
          <table:table-cell table:style-name="ce2"/>
          <table:table-cell table:style-name="ce3" office:value-type="float" office:value="11743" calcext:value-type="float">
            <text:p>11,743</text:p>
          </table:table-cell>
          <table:table-cell table:style-name="ce3" office:value-type="float" office:value="16636" calcext:value-type="float">
            <text:p>16,636</text:p>
          </table:table-cell>
          <table:table-cell table:style-name="ce3" office:value-type="float" office:value="11354" calcext:value-type="float">
            <text:p>11,354</text:p>
          </table:table-cell>
          <table:table-cell table:style-name="ce3" office:value-type="float" office:value="39733" calcext:value-type="float">
            <text:p>39,73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0061" calcext:value-type="float">
            <text:p>40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61" calcext:value-type="float">
            <text:p>40,061</text:p>
          </table:table-cell>
          <table:table-cell table:style-name="ce3" office:value-type="float" office:value="13488" calcext:value-type="float">
            <text:p>13,488</text:p>
          </table:table-cell>
          <table:table-cell table:style-name="ce3" office:value-type="float" office:value="53549" calcext:value-type="float">
            <text:p>53,549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岡里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072" calcext:value-type="float">
            <text:p>3,072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庄前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210" calcext:value-type="float">
            <text:p>2,210</text:p>
          </table:table-cell>
          <table:table-cell table:style-name="ce4" office:value-type="string" calcext:value-type="string">
            <text:p>77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庄里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546" calcext:value-type="float">
            <text:p>2,546</text:p>
          </table:table-cell>
          <table:table-cell table:style-name="ce4" office:value-type="string" calcext:value-type="string">
            <text:p>7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庄後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160" calcext:value-type="float">
            <text:p>2,160</text:p>
          </table:table-cell>
          <table:table-cell table:style-name="ce4" office:value-type="string" calcext:value-type="string">
            <text:p>76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前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190" calcext:value-type="float">
            <text:p>2,190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堵里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37" calcext:value-type="float">
            <text:p>2,037</text:p>
          </table:table-cell>
          <table:table-cell table:style-name="ce4" office:value-type="string" calcext:value-type="string">
            <text:p>7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007" calcext:value-type="float">
            <text:p>4,007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皮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7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5506" calcext:value-type="float">
            <text:p>5,50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546" calcext:value-type="float">
            <text:p>5,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6" calcext:value-type="float">
            <text:p>5,546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7467" calcext:value-type="float">
            <text:p>7,467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南里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826" calcext:value-type="float">
            <text:p>3,8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855" calcext:value-type="float">
            <text:p>3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5" calcext:value-type="float">
            <text:p>3,855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5096" calcext:value-type="float">
            <text:p>5,096</text:p>
          </table:table-cell>
          <table:table-cell table:style-name="ce4" office:value-type="string" calcext:value-type="string">
            <text:p>7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554" calcext:value-type="float">
            <text:p>2,554</text:p>
          </table:table-cell>
          <table:table-cell table:style-name="ce4" office:value-type="string" calcext:value-type="string">
            <text:p>7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365" calcext:value-type="float">
            <text:p>4,365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岸裡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772" calcext:value-type="float">
            <text:p>2,772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洲里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5106" calcext:value-type="float">
            <text:p>5,10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155" calcext:value-type="float">
            <text:p>5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5" calcext:value-type="float">
            <text:p>5,155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6948" calcext:value-type="float">
            <text:p>6,948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436" calcext:value-type="float">
            <text:p>2,436</text:p>
          </table:table-cell>
          <table:table-cell table:style-name="ce4" office:value-type="string" calcext:value-type="string">
            <text:p>76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708" calcext:value-type="float">
            <text:p>2,708</text:p>
          </table:table-cell>
          <table:table-cell table:style-name="ce4" office:value-type="string" calcext:value-type="string">
            <text:p>76.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雅區</text:p>
          </table:table-cell>
          <table:table-cell table:style-name="ce2"/>
          <table:table-cell table:style-name="ce3" office:value-type="float" office:value="17847" calcext:value-type="float">
            <text:p>17,847</text:p>
          </table:table-cell>
          <table:table-cell table:style-name="ce3" office:value-type="float" office:value="20480" calcext:value-type="float">
            <text:p>20,480</text:p>
          </table:table-cell>
          <table:table-cell table:style-name="ce3" office:value-type="float" office:value="18354" calcext:value-type="float">
            <text:p>18,354</text:p>
          </table:table-cell>
          <table:table-cell table:style-name="ce3" office:value-type="float" office:value="56681" calcext:value-type="float">
            <text:p>56,68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57102" calcext:value-type="float">
            <text:p>57,1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107" calcext:value-type="float">
            <text:p>57,107</text:p>
          </table:table-cell>
          <table:table-cell table:style-name="ce3" office:value-type="float" office:value="20113" calcext:value-type="float">
            <text:p>20,113</text:p>
          </table:table-cell>
          <table:table-cell table:style-name="ce3" office:value-type="float" office:value="77220" calcext:value-type="float">
            <text:p>77,220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雅里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293" calcext:value-type="float">
            <text:p>4,29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328" calcext:value-type="float">
            <text:p>4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8" calcext:value-type="float">
            <text:p>4,328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6021" calcext:value-type="float">
            <text:p>6,021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雅里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04" calcext:value-type="float">
            <text:p>3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4" calcext:value-type="float">
            <text:p>3,204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233" calcext:value-type="float">
            <text:p>4,233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4260" calcext:value-type="float">
            <text:p>4,26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91" calcext:value-type="float">
            <text:p>4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1" calcext:value-type="float">
            <text:p>4,291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5873" calcext:value-type="float">
            <text:p>5,873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3917" calcext:value-type="float">
            <text:p>3,9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45" calcext:value-type="float">
            <text:p>3,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5" calcext:value-type="float">
            <text:p>3,945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5229" calcext:value-type="float">
            <text:p>5,229</text:p>
          </table:table-cell>
          <table:table-cell table:style-name="ce4" office:value-type="string" calcext:value-type="string">
            <text:p>7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和里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4384" calcext:value-type="float">
            <text:p>4,38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413" calcext:value-type="float">
            <text:p>4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3" calcext:value-type="float">
            <text:p>4,413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5963" calcext:value-type="float">
            <text:p>5,963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312" calcext:value-type="float">
            <text:p>3,3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31" calcext:value-type="float">
            <text:p>3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1" calcext:value-type="float">
            <text:p>3,331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427" calcext:value-type="float">
            <text:p>4,427</text:p>
          </table:table-cell>
          <table:table-cell table:style-name="ce4" office:value-type="string" calcext:value-type="string">
            <text:p>7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寶里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356" calcext:value-type="float">
            <text:p>3,35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4705" calcext:value-type="float">
            <text:p>4,705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楓里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4683" calcext:value-type="float">
            <text:p>4,68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715" calcext:value-type="float">
            <text:p>4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5" calcext:value-type="float">
            <text:p>4,715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6279" calcext:value-type="float">
            <text:p>6,279</text:p>
          </table:table-cell>
          <table:table-cell table:style-name="ce4" office:value-type="string" calcext:value-type="string">
            <text:p>75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楓里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546" calcext:value-type="float">
            <text:p>3,5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4927" calcext:value-type="float">
            <text:p>4,927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雅楓里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403" calcext:value-type="float">
            <text:p>3,403</text:p>
          </table:table-cell>
          <table:table-cell table:style-name="ce4" office:value-type="string" calcext:value-type="string">
            <text:p>7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2597" calcext:value-type="float">
            <text:p>2,597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6904" calcext:value-type="float">
            <text:p>6,90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952" calcext:value-type="float">
            <text:p>6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2" calcext:value-type="float">
            <text:p>6,952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9141" calcext:value-type="float">
            <text:p>9,141</text:p>
          </table:table-cell>
          <table:table-cell table:style-name="ce4" office:value-type="string" calcext:value-type="string">
            <text:p>76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寶里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4309" calcext:value-type="float">
            <text:p>4,30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31" calcext:value-type="float">
            <text:p>4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1" calcext:value-type="float">
            <text:p>4,331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5989" calcext:value-type="float">
            <text:p>5,989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287" calcext:value-type="float">
            <text:p>3,287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26" calcext:value-type="float">
            <text:p>3,22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4206" calcext:value-type="float">
            <text:p>4,206</text:p>
          </table:table-cell>
          <table:table-cell table:style-name="ce4" office:value-type="string" calcext:value-type="string">
            <text:p>7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537" calcext:value-type="float">
            <text:p>3,537</text:p>
          </table:table-cell>
          <table:table-cell table:style-name="ce4" office:value-type="string" calcext:value-type="string">
            <text:p>70.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潭子區</text:p>
          </table:table-cell>
          <table:table-cell table:style-name="ce2"/>
          <table:table-cell table:style-name="ce3" office:value-type="float" office:value="20429" calcext:value-type="float">
            <text:p>20,429</text:p>
          </table:table-cell>
          <table:table-cell table:style-name="ce3" office:value-type="float" office:value="24934" calcext:value-type="float">
            <text:p>24,934</text:p>
          </table:table-cell>
          <table:table-cell table:style-name="ce3" office:value-type="float" office:value="20937" calcext:value-type="float">
            <text:p>20,937</text:p>
          </table:table-cell>
          <table:table-cell table:style-name="ce3" office:value-type="float" office:value="66300" calcext:value-type="float">
            <text:p>66,30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66819" calcext:value-type="float">
            <text:p>66,8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822" calcext:value-type="float">
            <text:p>66,822</text:p>
          </table:table-cell>
          <table:table-cell table:style-name="ce3" office:value-type="float" office:value="23113" calcext:value-type="float">
            <text:p>23,113</text:p>
          </table:table-cell>
          <table:table-cell table:style-name="ce3" office:value-type="float" office:value="89935" calcext:value-type="float">
            <text:p>89,935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秀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7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北里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427" calcext:value-type="float">
            <text:p>2,427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陽里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2409" calcext:value-type="float">
            <text:p>2,409</text:p>
          </table:table-cell>
          <table:table-cell table:style-name="ce3" office:value-type="float" office:value="7705" calcext:value-type="float">
            <text:p>7,70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756" calcext:value-type="float">
            <text:p>7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6" calcext:value-type="float">
            <text:p>7,756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10565" calcext:value-type="float">
            <text:p>10,565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7602" calcext:value-type="float">
            <text:p>7,60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665" calcext:value-type="float">
            <text:p>7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5" calcext:value-type="float">
            <text:p>7,665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10479" calcext:value-type="float">
            <text:p>10,479</text:p>
          </table:table-cell>
          <table:table-cell table:style-name="ce4" office:value-type="string" calcext:value-type="string">
            <text:p>7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家里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965" calcext:value-type="float">
            <text:p>3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5" calcext:value-type="float">
            <text:p>3,965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5263" calcext:value-type="float">
            <text:p>5,263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家東里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126" calcext:value-type="float">
            <text:p>3,1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236" calcext:value-type="float">
            <text:p>4,236</text:p>
          </table:table-cell>
          <table:table-cell table:style-name="ce4" office:value-type="string" calcext:value-type="string">
            <text:p>7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家興里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5018" calcext:value-type="float">
            <text:p>5,0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052" calcext:value-type="float">
            <text:p>5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2" calcext:value-type="float">
            <text:p>5,052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6756" calcext:value-type="float">
            <text:p>6,756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家福里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467" calcext:value-type="float">
            <text:p>3,46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4580" calcext:value-type="float">
            <text:p>4,580</text:p>
          </table:table-cell>
          <table:table-cell table:style-name="ce4" office:value-type="string" calcext:value-type="string">
            <text:p>76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甘蔗里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6848" calcext:value-type="float">
            <text:p>6,84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910" calcext:value-type="float">
            <text:p>6,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0" calcext:value-type="float">
            <text:p>6,910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9282" calcext:value-type="float">
            <text:p>9,282</text:p>
          </table:table-cell>
          <table:table-cell table:style-name="ce4" office:value-type="string" calcext:value-type="string">
            <text:p>7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寶里</text:p>
          </table:table-cell>
          <table:table-cell table:style-name="ce3" office:value-type="float" office:value="2616" calcext:value-type="float">
            <text:p>2,616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8720" calcext:value-type="float">
            <text:p>8,7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775" calcext:value-type="float">
            <text:p>8,7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77" calcext:value-type="float">
            <text:p>8,777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11802" calcext:value-type="float">
            <text:p>11,802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富里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881" calcext:value-type="float">
            <text:p>2,881</text:p>
          </table:table-cell>
          <table:table-cell table:style-name="ce4" office:value-type="string" calcext:value-type="string">
            <text:p>76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4500" calcext:value-type="float">
            <text:p>4,5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25" calcext:value-type="float">
            <text:p>4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5" calcext:value-type="float">
            <text:p>4,525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5989" calcext:value-type="float">
            <text:p>5,989</text:p>
          </table:table-cell>
          <table:table-cell table:style-name="ce4" office:value-type="string" calcext:value-type="string">
            <text:p>75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栗林里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632" calcext:value-type="float">
            <text:p>3,6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822" calcext:value-type="float">
            <text:p>4,822</text:p>
          </table:table-cell>
          <table:table-cell table:style-name="ce4" office:value-type="string" calcext:value-type="string">
            <text:p>7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917" calcext:value-type="float">
            <text:p>2,9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928" calcext:value-type="float">
            <text:p>3,928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聚興里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818" calcext:value-type="float">
            <text:p>2,8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4229" calcext:value-type="float">
            <text:p>4,229</text:p>
          </table:table-cell>
          <table:table-cell table:style-name="ce4" office:value-type="string" calcext:value-type="string">
            <text:p>67.0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屯區</text:p>
          </table:table-cell>
          <table:table-cell table:style-name="ce2"/>
          <table:table-cell table:style-name="ce3" office:value-type="float" office:value="41554" calcext:value-type="float">
            <text:p>41,554</text:p>
          </table:table-cell>
          <table:table-cell table:style-name="ce3" office:value-type="float" office:value="49613" calcext:value-type="float">
            <text:p>49,613</text:p>
          </table:table-cell>
          <table:table-cell table:style-name="ce3" office:value-type="float" office:value="46632" calcext:value-type="float">
            <text:p>46,632</text:p>
          </table:table-cell>
          <table:table-cell table:style-name="ce3" office:value-type="float" office:value="137799" calcext:value-type="float">
            <text:p>137,799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138801" calcext:value-type="float">
            <text:p>138,8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802" calcext:value-type="float">
            <text:p>138,802</text:p>
          </table:table-cell>
          <table:table-cell table:style-name="ce3" office:value-type="float" office:value="50374" calcext:value-type="float">
            <text:p>50,374</text:p>
          </table:table-cell>
          <table:table-cell table:style-name="ce3" office:value-type="float" office:value="189176" calcext:value-type="float">
            <text:p>189,176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058" calcext:value-type="float">
            <text:p>4,0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83" calcext:value-type="float">
            <text:p>4,0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4" calcext:value-type="float">
            <text:p>4,084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427" calcext:value-type="float">
            <text:p>5,427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327" calcext:value-type="float">
            <text:p>4,327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4829" calcext:value-type="float">
            <text:p>4,829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墩里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4562" calcext:value-type="float">
            <text:p>4,56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94" calcext:value-type="float">
            <text:p>4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4" calcext:value-type="float">
            <text:p>4,594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6085" calcext:value-type="float">
            <text:p>6,085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潮洋里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276" calcext:value-type="float">
            <text:p>4,27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309" calcext:value-type="float">
            <text:p>4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9" calcext:value-type="float">
            <text:p>4,309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6769" calcext:value-type="float">
            <text:p>6,769</text:p>
          </table:table-cell>
          <table:table-cell table:style-name="ce4" office:value-type="string" calcext:value-type="string">
            <text:p>6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4100" calcext:value-type="float">
            <text:p>4,100</text:p>
          </table:table-cell>
          <table:table-cell table:style-name="ce3" office:value-type="float" office:value="3993" calcext:value-type="float">
            <text:p>3,993</text:p>
          </table:table-cell>
          <table:table-cell table:style-name="ce3" office:value-type="float" office:value="11030" calcext:value-type="float">
            <text:p>11,03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094" calcext:value-type="float">
            <text:p>11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4" calcext:value-type="float">
            <text:p>11,094</text:p>
          </table:table-cell>
          <table:table-cell table:style-name="ce3" office:value-type="float" office:value="4258" calcext:value-type="float">
            <text:p>4,258</text:p>
          </table:table-cell>
          <table:table-cell table:style-name="ce3" office:value-type="float" office:value="15352" calcext:value-type="float">
            <text:p>15,352</text:p>
          </table:table-cell>
          <table:table-cell table:style-name="ce4" office:value-type="string" calcext:value-type="string">
            <text:p>7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石里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3660" calcext:value-type="float">
            <text:p>3,6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77" calcext:value-type="float">
            <text:p>3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7" calcext:value-type="float">
            <text:p>3,677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5011" calcext:value-type="float">
            <text:p>5,011</text:p>
          </table:table-cell>
          <table:table-cell table:style-name="ce4" office:value-type="string" calcext:value-type="string">
            <text:p>73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安里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3833" calcext:value-type="float">
            <text:p>3,8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203" calcext:value-type="float">
            <text:p>5,203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德里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2981" calcext:value-type="float">
            <text:p>2,98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071" calcext:value-type="float">
            <text:p>4,071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逢甲里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4575" calcext:value-type="float">
            <text:p>4,575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逢福里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3853" calcext:value-type="float">
            <text:p>3,8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5196" calcext:value-type="float">
            <text:p>5,196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85" calcext:value-type="float">
            <text:p>2,485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厝里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096" calcext:value-type="float">
            <text:p>3,096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明里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7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南里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53" calcext:value-type="float">
            <text:p>3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3" calcext:value-type="float">
            <text:p>3,053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4022" calcext:value-type="float">
            <text:p>4,022</text:p>
          </table:table-cell>
          <table:table-cell table:style-name="ce4" office:value-type="string" calcext:value-type="string">
            <text:p>75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成里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5147" calcext:value-type="float">
            <text:p>5,14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178" calcext:value-type="float">
            <text:p>5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8" calcext:value-type="float">
            <text:p>5,178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6993" calcext:value-type="float">
            <text:p>6,993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安里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3578" calcext:value-type="float">
            <text:p>3,57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4972" calcext:value-type="float">
            <text:p>4,972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仁里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435" calcext:value-type="float">
            <text:p>4,4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469" calcext:value-type="float">
            <text:p>4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9" calcext:value-type="float">
            <text:p>4,469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5985" calcext:value-type="float">
            <text:p>5,985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德里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699" calcext:value-type="float">
            <text:p>2,6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20" calcext:value-type="float">
            <text:p>2,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0" calcext:value-type="float">
            <text:p>2,72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608" calcext:value-type="float">
            <text:p>3,608</text:p>
          </table:table-cell>
          <table:table-cell table:style-name="ce4" office:value-type="string" calcext:value-type="string">
            <text:p>7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福里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75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源里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4768" calcext:value-type="float">
            <text:p>4,76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797" calcext:value-type="float">
            <text:p>4,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7" calcext:value-type="float">
            <text:p>4,797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6469" calcext:value-type="float">
            <text:p>6,469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河里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907" calcext:value-type="float">
            <text:p>2,90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24" calcext:value-type="float">
            <text:p>2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4" calcext:value-type="float">
            <text:p>2,92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769" calcext:value-type="float">
            <text:p>3,769</text:p>
          </table:table-cell>
          <table:table-cell table:style-name="ce4" office:value-type="string" calcext:value-type="string">
            <text:p>77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石里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122" calcext:value-type="float">
            <text:p>2,122</text:p>
          </table:table-cell>
          <table:table-cell table:style-name="ce4" office:value-type="string" calcext:value-type="string">
            <text:p>75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214" calcext:value-type="float">
            <text:p>3,214</text:p>
          </table:table-cell>
          <table:table-cell table:style-name="ce4" office:value-type="string" calcext:value-type="string">
            <text:p>69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325" calcext:value-type="float">
            <text:p>3,3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54" calcext:value-type="float">
            <text:p>3,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4" calcext:value-type="float">
            <text:p>3,354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567" calcext:value-type="float">
            <text:p>4,567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966" calcext:value-type="float">
            <text:p>4,966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189" calcext:value-type="float">
            <text:p>2,189</text:p>
          </table:table-cell>
          <table:table-cell table:style-name="ce4" office:value-type="string" calcext:value-type="string">
            <text:p>7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2996" calcext:value-type="float">
            <text:p>2,996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2888" calcext:value-type="float">
            <text:p>2,888</text:p>
          </table:table-cell>
          <table:table-cell table:style-name="ce3" office:value-type="float" office:value="8898" calcext:value-type="float">
            <text:p>8,89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963" calcext:value-type="float">
            <text:p>8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3" calcext:value-type="float">
            <text:p>8,963</text:p>
          </table:table-cell>
          <table:table-cell table:style-name="ce3" office:value-type="float" office:value="3531" calcext:value-type="float">
            <text:p>3,531</text:p>
          </table:table-cell>
          <table:table-cell table:style-name="ce3" office:value-type="float" office:value="12494" calcext:value-type="float">
            <text:p>12,494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995" calcext:value-type="float">
            <text:p>2,995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雅里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4229" calcext:value-type="float">
            <text:p>4,22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267" calcext:value-type="float">
            <text:p>4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7" calcext:value-type="float">
            <text:p>4,267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5737" calcext:value-type="float">
            <text:p>5,737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5700" calcext:value-type="float">
            <text:p>5,70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747" calcext:value-type="float">
            <text:p>5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7" calcext:value-type="float">
            <text:p>5,747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7711" calcext:value-type="float">
            <text:p>7,711</text:p>
          </table:table-cell>
          <table:table-cell table:style-name="ce4" office:value-type="string" calcext:value-type="string">
            <text:p>7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瑞里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952" calcext:value-type="float">
            <text:p>2,952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聯里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306" calcext:value-type="float">
            <text:p>3,306</text:p>
          </table:table-cell>
          <table:table-cell table:style-name="ce4" office:value-type="string" calcext:value-type="string">
            <text:p>67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086" calcext:value-type="float">
            <text:p>3,08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213" calcext:value-type="float">
            <text:p>4,213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159" calcext:value-type="float">
            <text:p>3,159</text:p>
          </table:table-cell>
          <table:table-cell table:style-name="ce4" office:value-type="string" calcext:value-type="string">
            <text:p>73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恩里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600" calcext:value-type="float">
            <text:p>3,6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20" calcext:value-type="float">
            <text:p>3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0" calcext:value-type="float">
            <text:p>3,62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758" calcext:value-type="float">
            <text:p>4,758</text:p>
          </table:table-cell>
          <table:table-cell table:style-name="ce4" office:value-type="string" calcext:value-type="string">
            <text:p>76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308" calcext:value-type="float">
            <text:p>3,30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550" calcext:value-type="float">
            <text:p>4,550</text:p>
          </table:table-cell>
          <table:table-cell table:style-name="ce4" office:value-type="string" calcext:value-type="string">
            <text:p>73.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屯區</text:p>
          </table:table-cell>
          <table:table-cell table:style-name="ce2"/>
          <table:table-cell table:style-name="ce3" office:value-type="float" office:value="32355" calcext:value-type="float">
            <text:p>32,355</text:p>
          </table:table-cell>
          <table:table-cell table:style-name="ce3" office:value-type="float" office:value="40321" calcext:value-type="float">
            <text:p>40,321</text:p>
          </table:table-cell>
          <table:table-cell table:style-name="ce3" office:value-type="float" office:value="34990" calcext:value-type="float">
            <text:p>34,990</text:p>
          </table:table-cell>
          <table:table-cell table:style-name="ce3" office:value-type="float" office:value="107666" calcext:value-type="float">
            <text:p>107,66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08451" calcext:value-type="float">
            <text:p>108,4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455" calcext:value-type="float">
            <text:p>108,455</text:p>
          </table:table-cell>
          <table:table-cell table:style-name="ce3" office:value-type="float" office:value="35991" calcext:value-type="float">
            <text:p>35,991</text:p>
          </table:table-cell>
          <table:table-cell table:style-name="ce3" office:value-type="float" office:value="144446" calcext:value-type="float">
            <text:p>144,446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屯里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6188" calcext:value-type="float">
            <text:p>6,18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235" calcext:value-type="float">
            <text:p>6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5" calcext:value-type="float">
            <text:p>6,235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8331" calcext:value-type="float">
            <text:p>8,331</text:p>
          </table:table-cell>
          <table:table-cell table:style-name="ce4" office:value-type="string" calcext:value-type="string">
            <text:p>74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3481" calcext:value-type="float">
            <text:p>3,481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8661" calcext:value-type="float">
            <text:p>8,66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720" calcext:value-type="float">
            <text:p>8,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0" calcext:value-type="float">
            <text:p>8,720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11343" calcext:value-type="float">
            <text:p>11,343</text:p>
          </table:table-cell>
          <table:table-cell table:style-name="ce4" office:value-type="string" calcext:value-type="string">
            <text:p>76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4661" calcext:value-type="float">
            <text:p>4,66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98" calcext:value-type="float">
            <text:p>4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8" calcext:value-type="float">
            <text:p>4,698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5992" calcext:value-type="float">
            <text:p>5,992</text:p>
          </table:table-cell>
          <table:table-cell table:style-name="ce4" office:value-type="string" calcext:value-type="string">
            <text:p>7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076" calcext:value-type="float">
            <text:p>3,07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120" calcext:value-type="float">
            <text:p>4,120</text:p>
          </table:table-cell>
          <table:table-cell table:style-name="ce4" office:value-type="string" calcext:value-type="string">
            <text:p>75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7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社里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4371" calcext:value-type="float">
            <text:p>4,37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415" calcext:value-type="float">
            <text:p>4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5" calcext:value-type="float">
            <text:p>4,415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6495" calcext:value-type="float">
            <text:p>6,495</text:p>
          </table:table-cell>
          <table:table-cell table:style-name="ce4" office:value-type="string" calcext:value-type="string">
            <text:p>6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安里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487" calcext:value-type="float">
            <text:p>2,487</text:p>
          </table:table-cell>
          <table:table-cell table:style-name="ce4" office:value-type="string" calcext:value-type="string">
            <text:p>76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3103" calcext:value-type="float">
            <text:p>3,103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8366" calcext:value-type="float">
            <text:p>8,36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435" calcext:value-type="float">
            <text:p>8,4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36" calcext:value-type="float">
            <text:p>8,436</text:p>
          </table:table-cell>
          <table:table-cell table:style-name="ce3" office:value-type="float" office:value="2887" calcext:value-type="float">
            <text:p>2,887</text:p>
          </table:table-cell>
          <table:table-cell table:style-name="ce3" office:value-type="float" office:value="11323" calcext:value-type="float">
            <text:p>11,323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868" calcext:value-type="float">
            <text:p>3,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8" calcext:value-type="float">
            <text:p>3,868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5212" calcext:value-type="float">
            <text:p>5,212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228" calcext:value-type="float">
            <text:p>3,228</text:p>
          </table:table-cell>
          <table:table-cell table:style-name="ce4" office:value-type="string" calcext:value-type="string">
            <text:p>75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定里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897" calcext:value-type="float">
            <text:p>3,8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24" calcext:value-type="float">
            <text:p>3,9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5" calcext:value-type="float">
            <text:p>3,925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5147" calcext:value-type="float">
            <text:p>5,147</text:p>
          </table:table-cell>
          <table:table-cell table:style-name="ce4" office:value-type="string" calcext:value-type="string">
            <text:p>76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厝里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5327" calcext:value-type="float">
            <text:p>5,32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371" calcext:value-type="float">
            <text:p>5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1" calcext:value-type="float">
            <text:p>5,371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7157" calcext:value-type="float">
            <text:p>7,157</text:p>
          </table:table-cell>
          <table:table-cell table:style-name="ce4" office:value-type="string" calcext:value-type="string">
            <text:p>7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4791" calcext:value-type="float">
            <text:p>4,7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820" calcext:value-type="float">
            <text:p>4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0" calcext:value-type="float">
            <text:p>4,82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6253" calcext:value-type="float">
            <text:p>6,253</text:p>
          </table:table-cell>
          <table:table-cell table:style-name="ce4" office:value-type="string" calcext:value-type="string">
            <text:p>7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6465" calcext:value-type="float">
            <text:p>6,46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510" calcext:value-type="float">
            <text:p>6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0" calcext:value-type="float">
            <text:p>6,510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8575" calcext:value-type="float">
            <text:p>8,575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08" calcext:value-type="float">
            <text:p>3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8" calcext:value-type="float">
            <text:p>3,00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960" calcext:value-type="float">
            <text:p>3,960</text:p>
          </table:table-cell>
          <table:table-cell table:style-name="ce4" office:value-type="string" calcext:value-type="string">
            <text:p>7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4091" calcext:value-type="float">
            <text:p>4,09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16" calcext:value-type="float">
            <text:p>4,1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17" calcext:value-type="float">
            <text:p>4,117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5293" calcext:value-type="float">
            <text:p>5,293</text:p>
          </table:table-cell>
          <table:table-cell table:style-name="ce4" office:value-type="string" calcext:value-type="string">
            <text:p>77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4914" calcext:value-type="float">
            <text:p>4,9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37" calcext:value-type="float">
            <text:p>4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7" calcext:value-type="float">
            <text:p>4,937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6565" calcext:value-type="float">
            <text:p>6,565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中里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5906" calcext:value-type="float">
            <text:p>5,90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952" calcext:value-type="float">
            <text:p>5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2" calcext:value-type="float">
            <text:p>5,952</text:p>
          </table:table-cell>
          <table:table-cell table:style-name="ce3" office:value-type="float" office:value="2036" calcext:value-type="float">
            <text:p>2,036</text:p>
          </table:table-cell>
          <table:table-cell table:style-name="ce3" office:value-type="float" office:value="7988" calcext:value-type="float">
            <text:p>7,988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4855" calcext:value-type="float">
            <text:p>4,8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92" calcext:value-type="float">
            <text:p>4,8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3" calcext:value-type="float">
            <text:p>4,893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6446" calcext:value-type="float">
            <text:p>6,446</text:p>
          </table:table-cell>
          <table:table-cell table:style-name="ce4" office:value-type="string" calcext:value-type="string">
            <text:p>75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向心里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3627" calcext:value-type="float">
            <text:p>3,6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5484" calcext:value-type="float">
            <text:p>5,484</text:p>
          </table:table-cell>
          <table:table-cell table:style-name="ce4" office:value-type="string" calcext:value-type="string">
            <text:p>66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心里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793" calcext:value-type="float">
            <text:p>3,793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心里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3857" calcext:value-type="float">
            <text:p>3,8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81" calcext:value-type="float">
            <text:p>3,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1" calcext:value-type="float">
            <text:p>3,881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219" calcext:value-type="float">
            <text:p>5,219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3685" calcext:value-type="float">
            <text:p>3,68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10" calcext:value-type="float">
            <text:p>3,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0" calcext:value-type="float">
            <text:p>3,71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834" calcext:value-type="float">
            <text:p>4,834</text:p>
          </table:table-cell>
          <table:table-cell table:style-name="ce4" office:value-type="string" calcext:value-type="string">
            <text:p>76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258" calcext:value-type="float">
            <text:p>3,25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4315" calcext:value-type="float">
            <text:p>4,315</text:p>
          </table:table-cell>
          <table:table-cell table:style-name="ce4" office:value-type="string" calcext:value-type="string">
            <text:p>7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741" calcext:value-type="float">
            <text:p>2,7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641" calcext:value-type="float">
            <text:p>3,641</text:p>
          </table:table-cell>
          <table:table-cell table:style-name="ce4" office:value-type="string" calcext:value-type="string">
            <text:p>75.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屯區</text:p>
          </table:table-cell>
          <table:table-cell table:style-name="ce2"/>
          <table:table-cell table:style-name="ce3" office:value-type="float" office:value="55748" calcext:value-type="float">
            <text:p>55,748</text:p>
          </table:table-cell>
          <table:table-cell table:style-name="ce3" office:value-type="float" office:value="64390" calcext:value-type="float">
            <text:p>64,390</text:p>
          </table:table-cell>
          <table:table-cell table:style-name="ce3" office:value-type="float" office:value="61370" calcext:value-type="float">
            <text:p>61,370</text:p>
          </table:table-cell>
          <table:table-cell table:style-name="ce3" office:value-type="float" office:value="181508" calcext:value-type="float">
            <text:p>181,508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182638" calcext:value-type="float">
            <text:p>182,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642" calcext:value-type="float">
            <text:p>182,642</text:p>
          </table:table-cell>
          <table:table-cell table:style-name="ce3" office:value-type="float" office:value="64082" calcext:value-type="float">
            <text:p>64,082</text:p>
          </table:table-cell>
          <table:table-cell table:style-name="ce3" office:value-type="float" office:value="246724" calcext:value-type="float">
            <text:p>246,724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5021" calcext:value-type="float">
            <text:p>5,0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56" calcext:value-type="float">
            <text:p>5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6" calcext:value-type="float">
            <text:p>5,056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6827" calcext:value-type="float">
            <text:p>6,827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4126" calcext:value-type="float">
            <text:p>4,1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56" calcext:value-type="float">
            <text:p>4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6" calcext:value-type="float">
            <text:p>4,156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5566" calcext:value-type="float">
            <text:p>5,566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19" calcext:value-type="float">
            <text:p>2,119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3393" calcext:value-type="float">
            <text:p>3,39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12" calcext:value-type="float">
            <text:p>3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2" calcext:value-type="float">
            <text:p>3,412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590" calcext:value-type="float">
            <text:p>4,590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6093" calcext:value-type="float">
            <text:p>6,09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132" calcext:value-type="float">
            <text:p>6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2" calcext:value-type="float">
            <text:p>6,132</text:p>
          </table:table-cell>
          <table:table-cell table:style-name="ce3" office:value-type="float" office:value="3149" calcext:value-type="float">
            <text:p>3,149</text:p>
          </table:table-cell>
          <table:table-cell table:style-name="ce3" office:value-type="float" office:value="9281" calcext:value-type="float">
            <text:p>9,281</text:p>
          </table:table-cell>
          <table:table-cell table:style-name="ce4" office:value-type="string" calcext:value-type="string">
            <text:p>6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7105" calcext:value-type="float">
            <text:p>7,10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144" calcext:value-type="float">
            <text:p>7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4" calcext:value-type="float">
            <text:p>7,144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9424" calcext:value-type="float">
            <text:p>9,424</text:p>
          </table:table-cell>
          <table:table-cell table:style-name="ce4" office:value-type="string" calcext:value-type="string">
            <text:p>75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5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景里</text:p>
          </table:table-cell>
          <table:table-cell table:style-name="ce3" office:value-type="float" office:value="3016" calcext:value-type="float">
            <text:p>3,016</text:p>
          </table:table-cell>
          <table:table-cell table:style-name="ce3" office:value-type="float" office:value="3795" calcext:value-type="float">
            <text:p>3,795</text:p>
          </table:table-cell>
          <table:table-cell table:style-name="ce3" office:value-type="float" office:value="3266" calcext:value-type="float">
            <text:p>3,266</text:p>
          </table:table-cell>
          <table:table-cell table:style-name="ce3" office:value-type="float" office:value="10077" calcext:value-type="float">
            <text:p>10,07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42" calcext:value-type="float">
            <text:p>10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2" calcext:value-type="float">
            <text:p>10,142</text:p>
          </table:table-cell>
          <table:table-cell table:style-name="ce3" office:value-type="float" office:value="3319" calcext:value-type="float">
            <text:p>3,319</text:p>
          </table:table-cell>
          <table:table-cell table:style-name="ce3" office:value-type="float" office:value="13461" calcext:value-type="float">
            <text:p>13,461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湳里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4847" calcext:value-type="float">
            <text:p>4,84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80" calcext:value-type="float">
            <text:p>4,8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81" calcext:value-type="float">
            <text:p>4,881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6596" calcext:value-type="float">
            <text:p>6,596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屯里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47" calcext:value-type="float">
            <text:p>2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7" calcext:value-type="float">
            <text:p>2,44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346" calcext:value-type="float">
            <text:p>3,346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京里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030" calcext:value-type="float">
            <text:p>3,030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351" calcext:value-type="float">
            <text:p>2,3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190" calcext:value-type="float">
            <text:p>3,190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民里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201" calcext:value-type="float">
            <text:p>2,201</text:p>
          </table:table-cell>
          <table:table-cell table:style-name="ce4" office:value-type="string" calcext:value-type="string">
            <text:p>7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心里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3396" calcext:value-type="float">
            <text:p>3,3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672" calcext:value-type="float">
            <text:p>4,672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田里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4034" calcext:value-type="float">
            <text:p>4,03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61" calcext:value-type="float">
            <text:p>4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1" calcext:value-type="float">
            <text:p>4,061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5561" calcext:value-type="float">
            <text:p>5,561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3775" calcext:value-type="float">
            <text:p>3,7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134" calcext:value-type="float">
            <text:p>5,134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3715" calcext:value-type="float">
            <text:p>3,7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37" calcext:value-type="float">
            <text:p>3,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7" calcext:value-type="float">
            <text:p>3,737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5061" calcext:value-type="float">
            <text:p>5,061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昌里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116" calcext:value-type="float">
            <text:p>3,1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304" calcext:value-type="float">
            <text:p>4,304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3421" calcext:value-type="float">
            <text:p>3,4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39" calcext:value-type="float">
            <text:p>3,4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703" calcext:value-type="float">
            <text:p>4,703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順里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065" calcext:value-type="float">
            <text:p>3,065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福里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2552" calcext:value-type="float">
            <text:p>2,5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429" calcext:value-type="float">
            <text:p>3,429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德里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4385" calcext:value-type="float">
            <text:p>4,38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10" calcext:value-type="float">
            <text:p>4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0" calcext:value-type="float">
            <text:p>4,41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6065" calcext:value-type="float">
            <text:p>6,065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4828" calcext:value-type="float">
            <text:p>4,8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60" calcext:value-type="float">
            <text:p>4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0" calcext:value-type="float">
            <text:p>4,86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6643" calcext:value-type="float">
            <text:p>6,643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005" calcext:value-type="float">
            <text:p>4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5" calcext:value-type="float">
            <text:p>4,005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5253" calcext:value-type="float">
            <text:p>5,253</text:p>
          </table:table-cell>
          <table:table-cell table:style-name="ce4" office:value-type="string" calcext:value-type="string">
            <text:p>76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后庄里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7346" calcext:value-type="float">
            <text:p>7,34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385" calcext:value-type="float">
            <text:p>7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5" calcext:value-type="float">
            <text:p>7,385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9753" calcext:value-type="float">
            <text:p>9,753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3242" calcext:value-type="float">
            <text:p>3,242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8578" calcext:value-type="float">
            <text:p>8,57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634" calcext:value-type="float">
            <text:p>8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4" calcext:value-type="float">
            <text:p>8,634</text:p>
          </table:table-cell>
          <table:table-cell table:style-name="ce3" office:value-type="float" office:value="2910" calcext:value-type="float">
            <text:p>2,910</text:p>
          </table:table-cell>
          <table:table-cell table:style-name="ce3" office:value-type="float" office:value="11544" calcext:value-type="float">
            <text:p>11,544</text:p>
          </table:table-cell>
          <table:table-cell table:style-name="ce4" office:value-type="string" calcext:value-type="string">
            <text:p>7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平里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725" calcext:value-type="float">
            <text:p>3,725</text:p>
          </table:table-cell>
          <table:table-cell table:style-name="ce4" office:value-type="string" calcext:value-type="string">
            <text:p>7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993" calcext:value-type="float">
            <text:p>1,993</text:p>
          </table:table-cell>
          <table:table-cell table:style-name="ce4" office:value-type="string" calcext:value-type="string">
            <text:p>75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240" calcext:value-type="float">
            <text:p>3,2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63" calcext:value-type="float">
            <text:p>3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3" calcext:value-type="float">
            <text:p>3,263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508" calcext:value-type="float">
            <text:p>4,508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3502" calcext:value-type="float">
            <text:p>3,5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733" calcext:value-type="float">
            <text:p>4,733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竹里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6523" calcext:value-type="float">
            <text:p>6,52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69" calcext:value-type="float">
            <text:p>6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9" calcext:value-type="float">
            <text:p>6,569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8754" calcext:value-type="float">
            <text:p>8,754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和里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4653" calcext:value-type="float">
            <text:p>4,6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72" calcext:value-type="float">
            <text:p>4,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2" calcext:value-type="float">
            <text:p>4,672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6520" calcext:value-type="float">
            <text:p>6,520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勇里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95" calcext:value-type="float">
            <text:p>3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5" calcext:value-type="float">
            <text:p>3,795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968" calcext:value-type="float">
            <text:p>4,968</text:p>
          </table:table-cell>
          <table:table-cell table:style-name="ce4" office:value-type="string" calcext:value-type="string">
            <text:p>76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茂里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3746" calcext:value-type="float">
            <text:p>3,7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101" calcext:value-type="float">
            <text:p>5,101</text:p>
          </table:table-cell>
          <table:table-cell table:style-name="ce4" office:value-type="string" calcext:value-type="string">
            <text:p>73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強里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4913" calcext:value-type="float">
            <text:p>4,91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953" calcext:value-type="float">
            <text:p>4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3" calcext:value-type="float">
            <text:p>4,953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6675" calcext:value-type="float">
            <text:p>6,675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2835" calcext:value-type="float">
            <text:p>2,835</text:p>
          </table:table-cell>
          <table:table-cell table:style-name="ce3" office:value-type="float" office:value="3630" calcext:value-type="float">
            <text:p>3,630</text:p>
          </table:table-cell>
          <table:table-cell table:style-name="ce3" office:value-type="float" office:value="2882" calcext:value-type="float">
            <text:p>2,882</text:p>
          </table:table-cell>
          <table:table-cell table:style-name="ce3" office:value-type="float" office:value="9347" calcext:value-type="float">
            <text:p>9,34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408" calcext:value-type="float">
            <text:p>9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8" calcext:value-type="float">
            <text:p>9,408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12343" calcext:value-type="float">
            <text:p>12,343</text:p>
          </table:table-cell>
          <table:table-cell table:style-name="ce4" office:value-type="string" calcext:value-type="string">
            <text:p>7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陳平里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3382" calcext:value-type="float">
            <text:p>3,38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00" calcext:value-type="float">
            <text:p>3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0" calcext:value-type="float">
            <text:p>3,40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581" calcext:value-type="float">
            <text:p>4,581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平里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4211" calcext:value-type="float">
            <text:p>4,211</text:p>
          </table:table-cell>
          <table:table-cell table:style-name="ce4" office:value-type="string" calcext:value-type="string">
            <text:p>7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style-name="ce3" office:value-type="float" office:value="5528" calcext:value-type="float">
            <text:p>5,528</text:p>
          </table:table-cell>
          <table:table-cell table:style-name="ce3" office:value-type="float" office:value="4235" calcext:value-type="float">
            <text:p>4,235</text:p>
          </table:table-cell>
          <table:table-cell table:style-name="ce3" office:value-type="float" office:value="3724" calcext:value-type="float">
            <text:p>3,724</text:p>
          </table:table-cell>
          <table:table-cell table:style-name="ce3" office:value-type="float" office:value="13487" calcext:value-type="float">
            <text:p>13,48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3556" calcext:value-type="float">
            <text:p>13,5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557" calcext:value-type="float">
            <text:p>13,557</text:p>
          </table:table-cell>
          <table:table-cell table:style-name="ce3" office:value-type="float" office:value="4812" calcext:value-type="float">
            <text:p>4,812</text:p>
          </table:table-cell>
          <table:table-cell table:style-name="ce3" office:value-type="float" office:value="18369" calcext:value-type="float">
            <text:p>18,369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3531" calcext:value-type="float">
            <text:p>3,531</text:p>
          </table:table-cell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2657" calcext:value-type="float">
            <text:p>2,657</text:p>
          </table:table-cell>
          <table:table-cell table:style-name="ce3" office:value-type="float" office:value="9368" calcext:value-type="float">
            <text:p>9,36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22" calcext:value-type="float">
            <text:p>9,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2" calcext:value-type="float">
            <text:p>9,422</text:p>
          </table:table-cell>
          <table:table-cell table:style-name="ce3" office:value-type="float" office:value="3039" calcext:value-type="float">
            <text:p>3,039</text:p>
          </table:table-cell>
          <table:table-cell table:style-name="ce3" office:value-type="float" office:value="12461" calcext:value-type="float">
            <text:p>12,461</text:p>
          </table:table-cell>
          <table:table-cell table:style-name="ce4" office:value-type="string" calcext:value-type="string">
            <text:p>75.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24402" calcext:value-type="float">
            <text:p>24,402</text:p>
          </table:table-cell>
          <table:table-cell table:style-name="ce3" office:value-type="float" office:value="32573" calcext:value-type="float">
            <text:p>32,573</text:p>
          </table:table-cell>
          <table:table-cell table:style-name="ce3" office:value-type="float" office:value="30768" calcext:value-type="float">
            <text:p>30,768</text:p>
          </table:table-cell>
          <table:table-cell table:style-name="ce3" office:value-type="float" office:value="87743" calcext:value-type="float">
            <text:p>87,74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8348" calcext:value-type="float">
            <text:p>88,3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349" calcext:value-type="float">
            <text:p>88,349</text:p>
          </table:table-cell>
          <table:table-cell table:style-name="ce3" office:value-type="float" office:value="33532" calcext:value-type="float">
            <text:p>33,532</text:p>
          </table:table-cell>
          <table:table-cell table:style-name="ce3" office:value-type="float" office:value="121881" calcext:value-type="float">
            <text:p>121,881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686" calcext:value-type="float">
            <text:p>1,686</text:p>
          </table:table-cell>
          <table:table-cell table:style-name="ce4" office:value-type="string" calcext:value-type="string">
            <text:p>69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大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985" calcext:value-type="float">
            <text:p>1,985</text:p>
          </table:table-cell>
          <table:table-cell table:style-name="ce4" office:value-type="string" calcext:value-type="string">
            <text:p>7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莊里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150" calcext:value-type="float">
            <text:p>3,150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68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平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825" calcext:value-type="float">
            <text:p>1,825</text:p>
          </table:table-cell>
          <table:table-cell table:style-name="ce4" office:value-type="string" calcext:value-type="string">
            <text:p>6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英里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419" calcext:value-type="float">
            <text:p>2,419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村里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988" calcext:value-type="float">
            <text:p>2,988</text:p>
          </table:table-cell>
          <table:table-cell table:style-name="ce4" office:value-type="string" calcext:value-type="string">
            <text:p>77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成里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3936" calcext:value-type="float">
            <text:p>3,9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973" calcext:value-type="float">
            <text:p>3,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3" calcext:value-type="float">
            <text:p>3,973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5488" calcext:value-type="float">
            <text:p>5,488</text:p>
          </table:table-cell>
          <table:table-cell table:style-name="ce4" office:value-type="string" calcext:value-type="string">
            <text:p>7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德里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108" calcext:value-type="float">
            <text:p>3,108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洲里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171" calcext:value-type="float">
            <text:p>3,171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祥里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3605" calcext:value-type="float">
            <text:p>3,60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34" calcext:value-type="float">
            <text:p>3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4" calcext:value-type="float">
            <text:p>3,634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5030" calcext:value-type="float">
            <text:p>5,030</text:p>
          </table:table-cell>
          <table:table-cell table:style-name="ce4" office:value-type="string" calcext:value-type="string">
            <text:p>72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589" calcext:value-type="float">
            <text:p>2,589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094" calcext:value-type="float">
            <text:p>3,09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17" calcext:value-type="float">
            <text:p>3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7" calcext:value-type="float">
            <text:p>3,117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360" calcext:value-type="float">
            <text:p>4,360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邱厝里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76" calcext:value-type="float">
            <text:p>2,176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3843" calcext:value-type="float">
            <text:p>3,8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64" calcext:value-type="float">
            <text:p>3,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4" calcext:value-type="float">
            <text:p>3,864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5257" calcext:value-type="float">
            <text:p>5,257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2934" calcext:value-type="float">
            <text:p>2,9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010" calcext:value-type="float">
            <text:p>4,010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330" calcext:value-type="float">
            <text:p>3,330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賴厝里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4930" calcext:value-type="float">
            <text:p>4,930</text:p>
          </table:table-cell>
          <table:table-cell table:style-name="ce4" office:value-type="string" calcext:value-type="string">
            <text:p>6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賴福里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767" calcext:value-type="float">
            <text:p>3,767</text:p>
          </table:table-cell>
          <table:table-cell table:style-name="ce4" office:value-type="string" calcext:value-type="string">
            <text:p>7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賴興里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2715" calcext:value-type="float">
            <text:p>2,7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33" calcext:value-type="float">
            <text:p>2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3" calcext:value-type="float">
            <text:p>2,73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668" calcext:value-type="float">
            <text:p>3,668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賴旺里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82" calcext:value-type="float">
            <text:p>2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2" calcext:value-type="float">
            <text:p>2,882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088" calcext:value-type="float">
            <text:p>4,088</text:p>
          </table:table-cell>
          <table:table-cell table:style-name="ce4" office:value-type="string" calcext:value-type="string">
            <text:p>70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賴明里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602" calcext:value-type="float">
            <text:p>3,602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川里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148" calcext:value-type="float">
            <text:p>3,148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賴村里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4211" calcext:value-type="float">
            <text:p>4,211</text:p>
          </table:table-cell>
          <table:table-cell table:style-name="ce4" office:value-type="string" calcext:value-type="string">
            <text:p>72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育德里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501" calcext:value-type="float">
            <text:p>3,501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淡溝里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3630" calcext:value-type="float">
            <text:p>3,6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4925" calcext:value-type="float">
            <text:p>4,925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4748" calcext:value-type="float">
            <text:p>4,74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72" calcext:value-type="float">
            <text:p>4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2" calcext:value-type="float">
            <text:p>4,772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6373" calcext:value-type="float">
            <text:p>6,373</text:p>
          </table:table-cell>
          <table:table-cell table:style-name="ce4" office:value-type="string" calcext:value-type="string">
            <text:p>7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3787" calcext:value-type="float">
            <text:p>3,78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5089" calcext:value-type="float">
            <text:p>5,089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新里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592" calcext:value-type="float">
            <text:p>2,592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青里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4174" calcext:value-type="float">
            <text:p>4,17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04" calcext:value-type="float">
            <text:p>4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4" calcext:value-type="float">
            <text:p>4,204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5772" calcext:value-type="float">
            <text:p>5,772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679" calcext:value-type="float">
            <text:p>3,679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達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08" calcext:value-type="float">
            <text:p>2,508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18186" calcext:value-type="float">
            <text:p>18,186</text:p>
          </table:table-cell>
          <table:table-cell table:style-name="ce3" office:value-type="float" office:value="27637" calcext:value-type="float">
            <text:p>27,637</text:p>
          </table:table-cell>
          <table:table-cell table:style-name="ce3" office:value-type="float" office:value="22599" calcext:value-type="float">
            <text:p>22,599</text:p>
          </table:table-cell>
          <table:table-cell table:style-name="ce3" office:value-type="float" office:value="68422" calcext:value-type="float">
            <text:p>68,42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68871" calcext:value-type="float">
            <text:p>68,8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873" calcext:value-type="float">
            <text:p>68,873</text:p>
          </table:table-cell>
          <table:table-cell table:style-name="ce3" office:value-type="float" office:value="23814" calcext:value-type="float">
            <text:p>23,814</text:p>
          </table:table-cell>
          <table:table-cell table:style-name="ce3" office:value-type="float" office:value="92687" calcext:value-type="float">
            <text:p>92,687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2314" calcext:value-type="float">
            <text:p>2,314</text:p>
          </table:table-cell>
          <table:table-cell table:style-name="ce4" office:value-type="string" calcext:value-type="string">
            <text:p>5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利民里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民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768" calcext:value-type="float">
            <text:p>1,768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128" calcext:value-type="float">
            <text:p>2,128</text:p>
          </table:table-cell>
          <table:table-cell table:style-name="ce4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民里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32" calcext:value-type="float">
            <text:p>3,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2" calcext:value-type="float">
            <text:p>3,532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719" calcext:value-type="float">
            <text:p>4,719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藍興里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882" calcext:value-type="float">
            <text:p>3,882</text:p>
          </table:table-cell>
          <table:table-cell table:style-name="ce4" office:value-type="string" calcext:value-type="string">
            <text:p>7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4024" calcext:value-type="float">
            <text:p>4,02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058" calcext:value-type="float">
            <text:p>4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8" calcext:value-type="float">
            <text:p>4,058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5453" calcext:value-type="float">
            <text:p>5,453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龍里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3" calcext:value-type="float">
            <text:p>2,023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703" calcext:value-type="float">
            <text:p>2,703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龍里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4663" calcext:value-type="float">
            <text:p>4,66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97" calcext:value-type="float">
            <text:p>4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7" calcext:value-type="float">
            <text:p>4,697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6277" calcext:value-type="float">
            <text:p>6,277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81" calcext:value-type="float">
            <text:p>4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1" calcext:value-type="float">
            <text:p>4,081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5452" calcext:value-type="float">
            <text:p>5,452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4226" calcext:value-type="float">
            <text:p>4,226</text:p>
          </table:table-cell>
          <table:table-cell table:style-name="ce4" office:value-type="string" calcext:value-type="string">
            <text:p>7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龍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465" calcext:value-type="float">
            <text:p>3,465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龍里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197" calcext:value-type="float">
            <text:p>2,197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龍里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19" calcext:value-type="float">
            <text:p>2,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9" calcext:value-type="float">
            <text:p>2,419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275" calcext:value-type="float">
            <text:p>3,275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龍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35" calcext:value-type="float">
            <text:p>2,635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昇平里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4033" calcext:value-type="float">
            <text:p>4,0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53" calcext:value-type="float">
            <text:p>4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3" calcext:value-type="float">
            <text:p>4,053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5470" calcext:value-type="float">
            <text:p>5,470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457" calcext:value-type="float">
            <text:p>3,457</text:p>
          </table:table-cell>
          <table:table-cell table:style-name="ce4" office:value-type="string" calcext:value-type="string">
            <text:p>75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益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637" calcext:value-type="float">
            <text:p>2,637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德里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51" calcext:value-type="float">
            <text:p>3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1" calcext:value-type="float">
            <text:p>3,151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180" calcext:value-type="float">
            <text:p>4,180</text:p>
          </table:table-cell>
          <table:table-cell table:style-name="ce4" office:value-type="string" calcext:value-type="string">
            <text:p>7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4695" calcext:value-type="float">
            <text:p>4,69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734" calcext:value-type="float">
            <text:p>4,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4" calcext:value-type="float">
            <text:p>4,734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6207" calcext:value-type="float">
            <text:p>6,207</text:p>
          </table:table-cell>
          <table:table-cell table:style-name="ce4" office:value-type="string" calcext:value-type="string">
            <text:p>76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平里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940" calcext:value-type="float">
            <text:p>4,940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明里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4057" calcext:value-type="float">
            <text:p>4,0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81" calcext:value-type="float">
            <text:p>4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1" calcext:value-type="float">
            <text:p>4,081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594" calcext:value-type="float">
            <text:p>5,594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3990" calcext:value-type="float">
            <text:p>3,9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13" calcext:value-type="float">
            <text:p>4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3" calcext:value-type="float">
            <text:p>4,013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425" calcext:value-type="float">
            <text:p>5,425</text:p>
          </table:table-cell>
          <table:table-cell table:style-name="ce4" office:value-type="string" calcext:value-type="string">
            <text:p>73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區</text:p>
          </table:table-cell>
          <table:table-cell table:style-name="ce2"/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9446" calcext:value-type="float">
            <text:p>9,44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517" calcext:value-type="float">
            <text:p>9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7" calcext:value-type="float">
            <text:p>9,517</text:p>
          </table:table-cell>
          <table:table-cell table:style-name="ce3" office:value-type="float" office:value="4366" calcext:value-type="float">
            <text:p>4,366</text:p>
          </table:table-cell>
          <table:table-cell table:style-name="ce3" office:value-type="float" office:value="13883" calcext:value-type="float">
            <text:p>13,883</text:p>
          </table:table-cell>
          <table:table-cell table:style-name="ce4" office:value-type="string" calcext:value-type="string">
            <text:p>68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綠川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繼光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6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46" calcext:value-type="float">
            <text:p>1,346</text:p>
          </table:table-cell>
          <table:table-cell table:style-name="ce4" office:value-type="string" calcext:value-type="string">
            <text:p>68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840" calcext:value-type="float">
            <text:p>1,840</text:p>
          </table:table-cell>
          <table:table-cell table:style-name="ce4" office:value-type="string" calcext:value-type="string">
            <text:p>70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墩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881" calcext:value-type="float">
            <text:p>1,881</text:p>
          </table:table-cell>
          <table:table-cell table:style-name="ce4" office:value-type="string" calcext:value-type="string">
            <text:p>69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川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852" calcext:value-type="float">
            <text:p>1,852</text:p>
          </table:table-cell>
          <table:table-cell table:style-name="ce4" office:value-type="string" calcext:value-type="string">
            <text:p>62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232" calcext:value-type="float">
            <text:p>2,232</text:p>
          </table:table-cell>
          <table:table-cell table:style-name="ce4" office:value-type="string" calcext:value-type="string">
            <text:p>70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893" calcext:value-type="float">
            <text:p>1,893</text:p>
          </table:table-cell>
          <table:table-cell table:style-name="ce4" office:value-type="string" calcext:value-type="string">
            <text:p>67.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13680" calcext:value-type="float">
            <text:p>13,680</text:p>
          </table:table-cell>
          <table:table-cell table:style-name="ce3" office:value-type="float" office:value="19286" calcext:value-type="float">
            <text:p>19,286</text:p>
          </table:table-cell>
          <table:table-cell table:style-name="ce3" office:value-type="float" office:value="14781" calcext:value-type="float">
            <text:p>14,781</text:p>
          </table:table-cell>
          <table:table-cell table:style-name="ce3" office:value-type="float" office:value="47747" calcext:value-type="float">
            <text:p>47,74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8105" calcext:value-type="float">
            <text:p>48,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106" calcext:value-type="float">
            <text:p>48,106</text:p>
          </table:table-cell>
          <table:table-cell table:style-name="ce3" office:value-type="float" office:value="16751" calcext:value-type="float">
            <text:p>16,751</text:p>
          </table:table-cell>
          <table:table-cell table:style-name="ce3" office:value-type="float" office:value="64857" calcext:value-type="float">
            <text:p>64,857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2891" calcext:value-type="float">
            <text:p>2,891</text:p>
          </table:table-cell>
          <table:table-cell table:style-name="ce4" office:value-type="string" calcext:value-type="string">
            <text:p>6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936" calcext:value-type="float">
            <text:p>2,936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609" calcext:value-type="float">
            <text:p>3,609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761" calcext:value-type="float">
            <text:p>2,761</text:p>
          </table:table-cell>
          <table:table-cell table:style-name="ce4" office:value-type="string" calcext:value-type="string">
            <text:p>76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042" calcext:value-type="float">
            <text:p>2,042</text:p>
          </table:table-cell>
          <table:table-cell table:style-name="ce4" office:value-type="string" calcext:value-type="string">
            <text:p>75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136" calcext:value-type="float">
            <text:p>2,136</text:p>
          </table:table-cell>
          <table:table-cell table:style-name="ce4" office:value-type="string" calcext:value-type="string">
            <text:p>77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旱溪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400" calcext:value-type="float">
            <text:p>2,400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成里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376" calcext:value-type="float">
            <text:p>2,376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5398" calcext:value-type="float">
            <text:p>5,39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429" calcext:value-type="float">
            <text:p>5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9" calcext:value-type="float">
            <text:p>5,429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7058" calcext:value-type="float">
            <text:p>7,058</text:p>
          </table:table-cell>
          <table:table-cell table:style-name="ce4" office:value-type="string" calcext:value-type="string">
            <text:p>76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甲里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543" calcext:value-type="float">
            <text:p>3,54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79" calcext:value-type="float">
            <text:p>3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9" calcext:value-type="float">
            <text:p>3,579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4830" calcext:value-type="float">
            <text:p>4,830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英里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5661" calcext:value-type="float">
            <text:p>5,66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698" calcext:value-type="float">
            <text:p>5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8" calcext:value-type="float">
            <text:p>5,698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7440" calcext:value-type="float">
            <text:p>7,440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南里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20" calcext:value-type="float">
            <text:p>2,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0" calcext:value-type="float">
            <text:p>2,72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731" calcext:value-type="float">
            <text:p>3,731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540" calcext:value-type="float">
            <text:p>2,540</text:p>
          </table:table-cell>
          <table:table-cell table:style-name="ce4" office:value-type="string" calcext:value-type="string">
            <text:p>69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作里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2770" calcext:value-type="float">
            <text:p>2,77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887" calcext:value-type="float">
            <text:p>3,887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仁里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912" calcext:value-type="float">
            <text:p>3,912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665" calcext:value-type="float">
            <text:p>1,665</text:p>
          </table:table-cell>
          <table:table-cell table:style-name="ce4" office:value-type="string" calcext:value-type="string">
            <text:p>7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6527" calcext:value-type="float">
            <text:p>6,52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563" calcext:value-type="float">
            <text:p>6,5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64" calcext:value-type="float">
            <text:p>6,564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8643" calcext:value-type="float">
            <text:p>8,643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23868" calcext:value-type="float">
            <text:p>23,868</text:p>
          </table:table-cell>
          <table:table-cell table:style-name="ce3" office:value-type="float" office:value="29478" calcext:value-type="float">
            <text:p>29,478</text:p>
          </table:table-cell>
          <table:table-cell table:style-name="ce3" office:value-type="float" office:value="25092" calcext:value-type="float">
            <text:p>25,092</text:p>
          </table:table-cell>
          <table:table-cell table:style-name="ce3" office:value-type="float" office:value="78438" calcext:value-type="float">
            <text:p>78,43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78978" calcext:value-type="float">
            <text:p>78,9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985" calcext:value-type="float">
            <text:p>78,985</text:p>
          </table:table-cell>
          <table:table-cell table:style-name="ce3" office:value-type="float" office:value="26280" calcext:value-type="float">
            <text:p>26,280</text:p>
          </table:table-cell>
          <table:table-cell table:style-name="ce3" office:value-type="float" office:value="105265" calcext:value-type="float">
            <text:p>105,265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787" calcext:value-type="float">
            <text:p>1,787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295" calcext:value-type="float">
            <text:p>2,295</text:p>
          </table:table-cell>
          <table:table-cell table:style-name="ce4" office:value-type="string" calcext:value-type="string">
            <text:p>7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456" calcext:value-type="float">
            <text:p>3,456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662" calcext:value-type="float">
            <text:p>3,662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431" calcext:value-type="float">
            <text:p>3,431</text:p>
          </table:table-cell>
          <table:table-cell table:style-name="ce4" office:value-type="string" calcext:value-type="string">
            <text:p>7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815" calcext:value-type="float">
            <text:p>2,815</text:p>
          </table:table-cell>
          <table:table-cell table:style-name="ce4" office:value-type="string" calcext:value-type="string">
            <text:p>7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積善里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457" calcext:value-type="float">
            <text:p>2,457</text:p>
          </table:table-cell>
          <table:table-cell table:style-name="ce4" office:value-type="string" calcext:value-type="string">
            <text:p>75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川里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658" calcext:value-type="float">
            <text:p>2,658</text:p>
          </table:table-cell>
          <table:table-cell table:style-name="ce4" office:value-type="string" calcext:value-type="string">
            <text:p>7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3451" calcext:value-type="float">
            <text:p>3,4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662" calcext:value-type="float">
            <text:p>4,662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801" calcext:value-type="float">
            <text:p>2,8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711" calcext:value-type="float">
            <text:p>3,711</text:p>
          </table:table-cell>
          <table:table-cell table:style-name="ce4" office:value-type="string" calcext:value-type="string">
            <text:p>7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平里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3843" calcext:value-type="float">
            <text:p>3,8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73" calcext:value-type="float">
            <text:p>3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3" calcext:value-type="float">
            <text:p>3,873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5190" calcext:value-type="float">
            <text:p>5,190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160" calcext:value-type="float">
            <text:p>4,16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81" calcext:value-type="float">
            <text:p>4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1" calcext:value-type="float">
            <text:p>4,181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5579" calcext:value-type="float">
            <text:p>5,579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5" calcext:value-type="float">
            <text:p>3,045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228" calcext:value-type="float">
            <text:p>4,228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22" calcext:value-type="float">
            <text:p>2,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2" calcext:value-type="float">
            <text:p>2,52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392" calcext:value-type="float">
            <text:p>3,392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4985" calcext:value-type="float">
            <text:p>4,98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026" calcext:value-type="float">
            <text:p>5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6" calcext:value-type="float">
            <text:p>5,026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7268" calcext:value-type="float">
            <text:p>7,268</text:p>
          </table:table-cell>
          <table:table-cell table:style-name="ce4" office:value-type="string" calcext:value-type="string">
            <text:p>6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5911" calcext:value-type="float">
            <text:p>5,9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37" calcext:value-type="float">
            <text:p>5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7" calcext:value-type="float">
            <text:p>5,937</text:p>
          </table:table-cell>
          <table:table-cell table:style-name="ce3" office:value-type="float" office:value="1905" calcext:value-type="float">
            <text:p>1,905</text:p>
          </table:table-cell>
          <table:table-cell table:style-name="ce3" office:value-type="float" office:value="7842" calcext:value-type="float">
            <text:p>7,842</text:p>
          </table:table-cell>
          <table:table-cell table:style-name="ce4" office:value-type="string" calcext:value-type="string">
            <text:p>75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46" calcext:value-type="float">
            <text:p>3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6" calcext:value-type="float">
            <text:p>3,346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4562" calcext:value-type="float">
            <text:p>4,562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義里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8978" calcext:value-type="float">
            <text:p>8,97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035" calcext:value-type="float">
            <text:p>9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5" calcext:value-type="float">
            <text:p>9,035</text:p>
          </table:table-cell>
          <table:table-cell table:style-name="ce3" office:value-type="float" office:value="2758" calcext:value-type="float">
            <text:p>2,758</text:p>
          </table:table-cell>
          <table:table-cell table:style-name="ce3" office:value-type="float" office:value="11793" calcext:value-type="float">
            <text:p>11,793</text:p>
          </table:table-cell>
          <table:table-cell table:style-name="ce4" office:value-type="string" calcext:value-type="string">
            <text:p>76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工學里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5072" calcext:value-type="float">
            <text:p>5,07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111" calcext:value-type="float">
            <text:p>5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1" calcext:value-type="float">
            <text:p>5,111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6632" calcext:value-type="float">
            <text:p>6,632</text:p>
          </table:table-cell>
          <table:table-cell table:style-name="ce4" office:value-type="string" calcext:value-type="string">
            <text:p>77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6446" calcext:value-type="float">
            <text:p>6,44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502" calcext:value-type="float">
            <text:p>6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2" calcext:value-type="float">
            <text:p>6,502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8375" calcext:value-type="float">
            <text:p>8,375</text:p>
          </table:table-cell>
          <table:table-cell table:style-name="ce4" office:value-type="string" calcext:value-type="string">
            <text:p>7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069" calcext:value-type="float">
            <text:p>3,0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120" calcext:value-type="float">
            <text:p>4,120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倫里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044" calcext:value-type="float">
            <text:p>4,0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5350" calcext:value-type="float">
            <text:p>5,350</text:p>
          </table:table-cell>
          <table:table-cell table:style-name="ce4" office:value-type="string" calcext:value-type="string">
            <text:p>76.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太平區</text:p>
          </table:table-cell>
          <table:table-cell table:style-name="ce2"/>
          <table:table-cell table:style-name="ce3" office:value-type="float" office:value="36079" calcext:value-type="float">
            <text:p>36,079</text:p>
          </table:table-cell>
          <table:table-cell table:style-name="ce3" office:value-type="float" office:value="43029" calcext:value-type="float">
            <text:p>43,029</text:p>
          </table:table-cell>
          <table:table-cell table:style-name="ce3" office:value-type="float" office:value="36084" calcext:value-type="float">
            <text:p>36,084</text:p>
          </table:table-cell>
          <table:table-cell table:style-name="ce3" office:value-type="float" office:value="115192" calcext:value-type="float">
            <text:p>115,19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16005" calcext:value-type="float">
            <text:p>116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05" calcext:value-type="float">
            <text:p>116,005</text:p>
          </table:table-cell>
          <table:table-cell table:style-name="ce3" office:value-type="float" office:value="46531" calcext:value-type="float">
            <text:p>46,531</text:p>
          </table:table-cell>
          <table:table-cell table:style-name="ce3" office:value-type="float" office:value="162536" calcext:value-type="float">
            <text:p>162,536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624" calcext:value-type="float">
            <text:p>3,6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52" calcext:value-type="float">
            <text:p>3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2" calcext:value-type="float">
            <text:p>3,652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5069" calcext:value-type="float">
            <text:p>5,069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億里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4632" calcext:value-type="float">
            <text:p>4,63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670" calcext:value-type="float">
            <text:p>4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0" calcext:value-type="float">
            <text:p>4,67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6296" calcext:value-type="float">
            <text:p>6,296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成里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4878" calcext:value-type="float">
            <text:p>4,87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920" calcext:value-type="float">
            <text:p>4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0" calcext:value-type="float">
            <text:p>4,920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6770" calcext:value-type="float">
            <text:p>6,770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3926" calcext:value-type="float">
            <text:p>3,926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政里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520" calcext:value-type="float">
            <text:p>3,520</text:p>
          </table:table-cell>
          <table:table-cell table:style-name="ce4" office:value-type="string" calcext:value-type="string">
            <text:p>69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111" calcext:value-type="float">
            <text:p>2,111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071" calcext:value-type="float">
            <text:p>3,071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844" calcext:value-type="float">
            <text:p>2,8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003" calcext:value-type="float">
            <text:p>4,003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54" calcext:value-type="float">
            <text:p>2,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4" calcext:value-type="float">
            <text:p>2,854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032" calcext:value-type="float">
            <text:p>4,032</text:p>
          </table:table-cell>
          <table:table-cell table:style-name="ce4" office:value-type="string" calcext:value-type="string">
            <text:p>70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3809" calcext:value-type="float">
            <text:p>3,809</text:p>
          </table:table-cell>
          <table:table-cell table:style-name="ce4" office:value-type="string" calcext:value-type="string">
            <text:p>69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880" calcext:value-type="float">
            <text:p>1,88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736" calcext:value-type="float">
            <text:p>2,736</text:p>
          </table:table-cell>
          <table:table-cell table:style-name="ce4" office:value-type="string" calcext:value-type="string">
            <text:p>6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798" calcext:value-type="float">
            <text:p>2,798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2801" calcext:value-type="float">
            <text:p>2,801</text:p>
          </table:table-cell>
          <table:table-cell table:style-name="ce4" office:value-type="string" calcext:value-type="string">
            <text:p>65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179" calcext:value-type="float">
            <text:p>3,179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483" calcext:value-type="float">
            <text:p>2,483</text:p>
          </table:table-cell>
          <table:table-cell table:style-name="ce4" office:value-type="string" calcext:value-type="string">
            <text:p>69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勤益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06" calcext:value-type="float">
            <text:p>2,106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3699" calcext:value-type="float">
            <text:p>3,6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25" calcext:value-type="float">
            <text:p>3,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5" calcext:value-type="float">
            <text:p>3,725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5192" calcext:value-type="float">
            <text:p>5,192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3771" calcext:value-type="float">
            <text:p>3,771</text:p>
          </table:table-cell>
          <table:table-cell table:style-name="ce4" office:value-type="string" calcext:value-type="string">
            <text:p>69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3810" calcext:value-type="float">
            <text:p>3,810</text:p>
          </table:table-cell>
          <table:table-cell table:style-name="ce4" office:value-type="string" calcext:value-type="string">
            <text:p>57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213" calcext:value-type="float">
            <text:p>4,213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欣里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256" calcext:value-type="float">
            <text:p>4,25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290" calcext:value-type="float">
            <text:p>4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0" calcext:value-type="float">
            <text:p>4,290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6137" calcext:value-type="float">
            <text:p>6,137</text:p>
          </table:table-cell>
          <table:table-cell table:style-name="ce4" office:value-type="string" calcext:value-type="string">
            <text:p>6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佳里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4185" calcext:value-type="float">
            <text:p>4,18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5956" calcext:value-type="float">
            <text:p>5,956</text:p>
          </table:table-cell>
          <table:table-cell table:style-name="ce4" office:value-type="string" calcext:value-type="string">
            <text:p>7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昌里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4324" calcext:value-type="float">
            <text:p>4,324</text:p>
          </table:table-cell>
          <table:table-cell table:style-name="ce4" office:value-type="string" calcext:value-type="string">
            <text:p>6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坪里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5506" calcext:value-type="float">
            <text:p>5,50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536" calcext:value-type="float">
            <text:p>5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6" calcext:value-type="float">
            <text:p>5,536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7729" calcext:value-type="float">
            <text:p>7,729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040" calcext:value-type="float">
            <text:p>4,0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63" calcext:value-type="float">
            <text:p>4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3" calcext:value-type="float">
            <text:p>4,063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5605" calcext:value-type="float">
            <text:p>5,605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025" calcext:value-type="float">
            <text:p>4,0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5901" calcext:value-type="float">
            <text:p>5,901</text:p>
          </table:table-cell>
          <table:table-cell table:style-name="ce4" office:value-type="string" calcext:value-type="string">
            <text:p>68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5478" calcext:value-type="float">
            <text:p>5,47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512" calcext:value-type="float">
            <text:p>5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2" calcext:value-type="float">
            <text:p>5,512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7497" calcext:value-type="float">
            <text:p>7,497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4641" calcext:value-type="float">
            <text:p>4,6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6119" calcext:value-type="float">
            <text:p>6,119</text:p>
          </table:table-cell>
          <table:table-cell table:style-name="ce4" office:value-type="string" calcext:value-type="string">
            <text:p>7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高里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6568" calcext:value-type="float">
            <text:p>6,56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615" calcext:value-type="float">
            <text:p>6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5" calcext:value-type="float">
            <text:p>6,615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8834" calcext:value-type="float">
            <text:p>8,834</text:p>
          </table:table-cell>
          <table:table-cell table:style-name="ce4" office:value-type="string" calcext:value-type="string">
            <text:p>7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5040" calcext:value-type="float">
            <text:p>5,0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077" calcext:value-type="float">
            <text:p>5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7" calcext:value-type="float">
            <text:p>5,077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6932" calcext:value-type="float">
            <text:p>6,932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汴里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45" calcext:value-type="float">
            <text:p>1,745</text:p>
          </table:table-cell>
          <table:table-cell table:style-name="ce4" office:value-type="string" calcext:value-type="string">
            <text:p>67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和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汴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7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143" calcext:value-type="float">
            <text:p>3,143</text:p>
          </table:table-cell>
          <table:table-cell table:style-name="ce4" office:value-type="string" calcext:value-type="string">
            <text:p>69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544" calcext:value-type="float">
            <text:p>3,544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黃竹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隆里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987" calcext:value-type="float">
            <text:p>2,987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34" calcext:value-type="float">
            <text:p>2,434</text:p>
          </table:table-cell>
          <table:table-cell table:style-name="ce4" office:value-type="string" calcext:value-type="string">
            <text:p>7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隆里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22" calcext:value-type="float">
            <text:p>3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2" calcext:value-type="float">
            <text:p>3,322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4726" calcext:value-type="float">
            <text:p>4,726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里區</text:p>
          </table:table-cell>
          <table:table-cell table:style-name="ce2"/>
          <table:table-cell table:style-name="ce3" office:value-type="float" office:value="39416" calcext:value-type="float">
            <text:p>39,416</text:p>
          </table:table-cell>
          <table:table-cell table:style-name="ce3" office:value-type="float" office:value="48573" calcext:value-type="float">
            <text:p>48,573</text:p>
          </table:table-cell>
          <table:table-cell table:style-name="ce3" office:value-type="float" office:value="37607" calcext:value-type="float">
            <text:p>37,607</text:p>
          </table:table-cell>
          <table:table-cell table:style-name="ce3" office:value-type="float" office:value="125596" calcext:value-type="float">
            <text:p>125,596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26499" calcext:value-type="float">
            <text:p>126,4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504" calcext:value-type="float">
            <text:p>126,504</text:p>
          </table:table-cell>
          <table:table-cell table:style-name="ce3" office:value-type="float" office:value="45940" calcext:value-type="float">
            <text:p>45,940</text:p>
          </table:table-cell>
          <table:table-cell table:style-name="ce3" office:value-type="float" office:value="172444" calcext:value-type="float">
            <text:p>172,444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7427" calcext:value-type="float">
            <text:p>7,42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79" calcext:value-type="float">
            <text:p>7,4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80" calcext:value-type="float">
            <text:p>7,480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10514" calcext:value-type="float">
            <text:p>10,514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728" calcext:value-type="float">
            <text:p>2,728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709" calcext:value-type="float">
            <text:p>3,709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里里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7234" calcext:value-type="float">
            <text:p>7,23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280" calcext:value-type="float">
            <text:p>7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0" calcext:value-type="float">
            <text:p>7,280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10443" calcext:value-type="float">
            <text:p>10,443</text:p>
          </table:table-cell>
          <table:table-cell table:style-name="ce4" office:value-type="string" calcext:value-type="string">
            <text:p>69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4190" calcext:value-type="float">
            <text:p>4,1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5549" calcext:value-type="float">
            <text:p>5,549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王里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662" calcext:value-type="float">
            <text:p>2,6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80" calcext:value-type="float">
            <text:p>2,6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1" calcext:value-type="float">
            <text:p>2,68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564" calcext:value-type="float">
            <text:p>3,564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祥興里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5268" calcext:value-type="float">
            <text:p>5,26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300" calcext:value-type="float">
            <text:p>5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0" calcext:value-type="float">
            <text:p>5,300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7308" calcext:value-type="float">
            <text:p>7,308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5992" calcext:value-type="float">
            <text:p>5,99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028" calcext:value-type="float">
            <text:p>6,0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29" calcext:value-type="float">
            <text:p>6,029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8202" calcext:value-type="float">
            <text:p>8,202</text:p>
          </table:table-cell>
          <table:table-cell table:style-name="ce4" office:value-type="string" calcext:value-type="string">
            <text:p>7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308" calcext:value-type="float">
            <text:p>5,308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278" calcext:value-type="float">
            <text:p>3,278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元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927" calcext:value-type="float">
            <text:p>2,9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954" calcext:value-type="float">
            <text:p>3,954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夏田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6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化里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5879" calcext:value-type="float">
            <text:p>5,87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920" calcext:value-type="float">
            <text:p>5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0" calcext:value-type="float">
            <text:p>5,920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8103" calcext:value-type="float">
            <text:p>8,103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172" calcext:value-type="float">
            <text:p>4,17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02" calcext:value-type="float">
            <text:p>4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2" calcext:value-type="float">
            <text:p>4,202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5698" calcext:value-type="float">
            <text:p>5,698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3656" calcext:value-type="float">
            <text:p>3,65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698" calcext:value-type="float">
            <text:p>3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8" calcext:value-type="float">
            <text:p>3,698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5109" calcext:value-type="float">
            <text:p>5,109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塗城里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5789" calcext:value-type="float">
            <text:p>5,7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842" calcext:value-type="float">
            <text:p>5,8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43" calcext:value-type="float">
            <text:p>5,843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8108" calcext:value-type="float">
            <text:p>8,108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4972" calcext:value-type="float">
            <text:p>4,97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009" calcext:value-type="float">
            <text:p>5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9" calcext:value-type="float">
            <text:p>5,009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6675" calcext:value-type="float">
            <text:p>6,675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961" calcext:value-type="float">
            <text:p>2,9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111" calcext:value-type="float">
            <text:p>4,111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2508" calcext:value-type="float">
            <text:p>2,508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7624" calcext:value-type="float">
            <text:p>7,62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671" calcext:value-type="float">
            <text:p>7,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1" calcext:value-type="float">
            <text:p>7,671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9753" calcext:value-type="float">
            <text:p>9,753</text:p>
          </table:table-cell>
          <table:table-cell table:style-name="ce4" office:value-type="string" calcext:value-type="string">
            <text:p>7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新里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239" calcext:value-type="float">
            <text:p>4,239</text:p>
          </table:table-cell>
          <table:table-cell table:style-name="ce4" office:value-type="string" calcext:value-type="string">
            <text:p>75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3810" calcext:value-type="float">
            <text:p>3,8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45" calcext:value-type="float">
            <text:p>3,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5" calcext:value-type="float">
            <text:p>3,845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5356" calcext:value-type="float">
            <text:p>5,356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6263" calcext:value-type="float">
            <text:p>6,26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15" calcext:value-type="float">
            <text:p>6,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5" calcext:value-type="float">
            <text:p>6,315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8386" calcext:value-type="float">
            <text:p>8,386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2427" calcext:value-type="float">
            <text:p>2,427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6533" calcext:value-type="float">
            <text:p>6,53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577" calcext:value-type="float">
            <text:p>6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7" calcext:value-type="float">
            <text:p>6,577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9212" calcext:value-type="float">
            <text:p>9,212</text:p>
          </table:table-cell>
          <table:table-cell table:style-name="ce4" office:value-type="string" calcext:value-type="string">
            <text:p>71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724" calcext:value-type="float">
            <text:p>3,7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47" calcext:value-type="float">
            <text:p>3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7" calcext:value-type="float">
            <text:p>3,747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5264" calcext:value-type="float">
            <text:p>5,264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5690" calcext:value-type="float">
            <text:p>5,69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736" calcext:value-type="float">
            <text:p>5,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37" calcext:value-type="float">
            <text:p>5,737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7697" calcext:value-type="float">
            <text:p>7,697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5601" calcext:value-type="float">
            <text:p>5,60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55" calcext:value-type="float">
            <text:p>5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5" calcext:value-type="float">
            <text:p>5,655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7709" calcext:value-type="float">
            <text:p>7,709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城里</text:p>
          </table:table-cell>
          <table:table-cell table:style-name="ce3" office:value-type="float" office:value="2741" calcext:value-type="float">
            <text:p>2,741</text:p>
          </table:table-cell>
          <table:table-cell table:style-name="ce3" office:value-type="float" office:value="3187" calcext:value-type="float">
            <text:p>3,187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8464" calcext:value-type="float">
            <text:p>8,46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521" calcext:value-type="float">
            <text:p>8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1" calcext:value-type="float">
            <text:p>8,521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11555" calcext:value-type="float">
            <text:p>11,555</text:p>
          </table:table-cell>
          <table:table-cell table:style-name="ce4" office:value-type="string" calcext:value-type="string">
            <text:p>73.7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豐原區</text:p>
          </table:table-cell>
          <table:table-cell table:style-name="ce2"/>
          <table:table-cell table:style-name="ce3" office:value-type="float" office:value="28715" calcext:value-type="float">
            <text:p>28,715</text:p>
          </table:table-cell>
          <table:table-cell table:style-name="ce3" office:value-type="float" office:value="40658" calcext:value-type="float">
            <text:p>40,658</text:p>
          </table:table-cell>
          <table:table-cell table:style-name="ce3" office:value-type="float" office:value="30810" calcext:value-type="float">
            <text:p>30,810</text:p>
          </table:table-cell>
          <table:table-cell table:style-name="ce3" office:value-type="float" office:value="100183" calcext:value-type="float">
            <text:p>100,183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00928" calcext:value-type="float">
            <text:p>100,9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932" calcext:value-type="float">
            <text:p>100,932</text:p>
          </table:table-cell>
          <table:table-cell table:style-name="ce3" office:value-type="float" office:value="33017" calcext:value-type="float">
            <text:p>33,017</text:p>
          </table:table-cell>
          <table:table-cell table:style-name="ce3" office:value-type="float" office:value="133949" calcext:value-type="float">
            <text:p>133,949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187" calcext:value-type="float">
            <text:p>2,187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78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街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6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陽里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911" calcext:value-type="float">
            <text:p>3,9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5082" calcext:value-type="float">
            <text:p>5,082</text:p>
          </table:table-cell>
          <table:table-cell table:style-name="ce4" office:value-type="string" calcext:value-type="string">
            <text:p>77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419" calcext:value-type="float">
            <text:p>2,419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湳里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998" calcext:value-type="float">
            <text:p>2,998</text:p>
          </table:table-cell>
          <table:table-cell table:style-name="ce4" office:value-type="string" calcext:value-type="string">
            <text:p>7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湳里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893" calcext:value-type="float">
            <text:p>3,893</text:p>
          </table:table-cell>
          <table:table-cell table:style-name="ce4" office:value-type="string" calcext:value-type="string">
            <text:p>76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湳里</text:p>
          </table:table-cell>
          <table:table-cell table:style-name="ce3" office:value-type="float" office:value="2089" calcext:value-type="float">
            <text:p>2,089</text:p>
          </table:table-cell>
          <table:table-cell table:style-name="ce3" office:value-type="float" office:value="2882" calcext:value-type="float">
            <text:p>2,882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6825" calcext:value-type="float">
            <text:p>6,8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869" calcext:value-type="float">
            <text:p>6,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9" calcext:value-type="float">
            <text:p>6,869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9097" calcext:value-type="float">
            <text:p>9,097</text:p>
          </table:table-cell>
          <table:table-cell table:style-name="ce4" office:value-type="string" calcext:value-type="string">
            <text:p>7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西里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7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寮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8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圳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218" calcext:value-type="float">
            <text:p>3,218</text:p>
          </table:table-cell>
          <table:table-cell table:style-name="ce4" office:value-type="string" calcext:value-type="string">
            <text:p>77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80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3550" calcext:value-type="float">
            <text:p>3,5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69" calcext:value-type="float">
            <text:p>3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9" calcext:value-type="float">
            <text:p>3,569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649" calcext:value-type="float">
            <text:p>4,649</text:p>
          </table:table-cell>
          <table:table-cell table:style-name="ce4" office:value-type="string" calcext:value-type="string">
            <text:p>76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77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820" calcext:value-type="float">
            <text:p>2,820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皮里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2660" calcext:value-type="float">
            <text:p>2,660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7073" calcext:value-type="float">
            <text:p>7,07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132" calcext:value-type="float">
            <text:p>7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2" calcext:value-type="float">
            <text:p>7,132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9624" calcext:value-type="float">
            <text:p>9,624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4596" calcext:value-type="float">
            <text:p>4,59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635" calcext:value-type="float">
            <text:p>4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5" calcext:value-type="float">
            <text:p>4,635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6073" calcext:value-type="float">
            <text:p>6,073</text:p>
          </table:table-cell>
          <table:table-cell table:style-name="ce4" office:value-type="string" calcext:value-type="string">
            <text:p>76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4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4234" calcext:value-type="float">
            <text:p>4,2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56" calcext:value-type="float">
            <text:p>4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6" calcext:value-type="float">
            <text:p>4,256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6122" calcext:value-type="float">
            <text:p>6,122</text:p>
          </table:table-cell>
          <table:table-cell table:style-name="ce4" office:value-type="string" calcext:value-type="string">
            <text:p>6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7343" calcext:value-type="float">
            <text:p>7,34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406" calcext:value-type="float">
            <text:p>7,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08" calcext:value-type="float">
            <text:p>7,408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9939" calcext:value-type="float">
            <text:p>9,939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鎌村里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22" calcext:value-type="float">
            <text:p>3,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2" calcext:value-type="float">
            <text:p>3,422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492" calcext:value-type="float">
            <text:p>4,492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547" calcext:value-type="float">
            <text:p>2,547</text:p>
          </table:table-cell>
          <table:table-cell table:style-name="ce4" office:value-type="string" calcext:value-type="string">
            <text:p>78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7717" calcext:value-type="float">
            <text:p>7,71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772" calcext:value-type="float">
            <text:p>7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2" calcext:value-type="float">
            <text:p>7,772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10370" calcext:value-type="float">
            <text:p>10,370</text:p>
          </table:table-cell>
          <table:table-cell table:style-name="ce4" office:value-type="string" calcext:value-type="string">
            <text:p>7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陽里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9624" calcext:value-type="float">
            <text:p>9,62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701" calcext:value-type="float">
            <text:p>9,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1" calcext:value-type="float">
            <text:p>9,701</text:p>
          </table:table-cell>
          <table:table-cell table:style-name="ce3" office:value-type="float" office:value="3063" calcext:value-type="float">
            <text:p>3,063</text:p>
          </table:table-cell>
          <table:table-cell table:style-name="ce3" office:value-type="float" office:value="12764" calcext:value-type="float">
            <text:p>12,764</text:p>
          </table:table-cell>
          <table:table-cell table:style-name="ce4" office:value-type="string" calcext:value-type="string">
            <text:p>76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7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895" calcext:value-type="float">
            <text:p>3,89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27" calcext:value-type="float">
            <text:p>3,9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29" calcext:value-type="float">
            <text:p>3,929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5221" calcext:value-type="float">
            <text:p>5,221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田里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099" calcext:value-type="float">
            <text:p>3,099</text:p>
          </table:table-cell>
          <table:table-cell table:style-name="ce4" office:value-type="string" calcext:value-type="string">
            <text:p>75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嵩里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247" calcext:value-type="float">
            <text:p>3,247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翁明里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212" calcext:value-type="float">
            <text:p>2,212</text:p>
          </table:table-cell>
          <table:table-cell table:style-name="ce4" office:value-type="string" calcext:value-type="string">
            <text:p>76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翁子里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203" calcext:value-type="float">
            <text:p>3,203</text:p>
          </table:table-cell>
          <table:table-cell table:style-name="ce4" office:value-type="string" calcext:value-type="string">
            <text:p>7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翁社里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7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朴子里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194" calcext:value-type="float">
            <text:p>3,194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石岡區</text:p>
          </table:table-cell>
          <table:table-cell table:style-name="ce2"/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3253" calcext:value-type="float">
            <text:p>3,253</text:p>
          </table:table-cell>
          <table:table-cell table:style-name="ce3" office:value-type="float" office:value="3416" calcext:value-type="float">
            <text:p>3,416</text:p>
          </table:table-cell>
          <table:table-cell table:style-name="ce3" office:value-type="float" office:value="8983" calcext:value-type="float">
            <text:p>8,98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080" calcext:value-type="float">
            <text:p>9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0" calcext:value-type="float">
            <text:p>9,080</text:p>
          </table:table-cell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12210" calcext:value-type="float">
            <text:p>12,210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岡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77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房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7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7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子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盛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社區</text:p>
          </table:table-cell>
          <table:table-cell table:style-name="ce2"/>
          <table:table-cell table:style-name="ce3" office:value-type="float" office:value="3673" calcext:value-type="float">
            <text:p>3,673</text:p>
          </table:table-cell>
          <table:table-cell table:style-name="ce3" office:value-type="float" office:value="5571" calcext:value-type="float">
            <text:p>5,571</text:p>
          </table:table-cell>
          <table:table-cell table:style-name="ce3" office:value-type="float" office:value="5172" calcext:value-type="float">
            <text:p>5,172</text:p>
          </table:table-cell>
          <table:table-cell table:style-name="ce3" office:value-type="float" office:value="14416" calcext:value-type="float">
            <text:p>14,41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583" calcext:value-type="float">
            <text:p>14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83" calcext:value-type="float">
            <text:p>14,583</text:p>
          </table:table-cell>
          <table:table-cell table:style-name="ce3" office:value-type="float" office:value="5359" calcext:value-type="float">
            <text:p>5,359</text:p>
          </table:table-cell>
          <table:table-cell table:style-name="ce3" office:value-type="float" office:value="19942" calcext:value-type="float">
            <text:p>19,942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146" calcext:value-type="float">
            <text:p>3,146</text:p>
          </table:table-cell>
          <table:table-cell table:style-name="ce4" office:value-type="string" calcext:value-type="string">
            <text:p>7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湖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南里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89" calcext:value-type="float">
            <text:p>1,789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源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851" calcext:value-type="float">
            <text:p>2,851</text:p>
          </table:table-cell>
          <table:table-cell table:style-name="ce4" office:value-type="string" calcext:value-type="string">
            <text:p>7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成里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789" calcext:value-type="float">
            <text:p>2,789</text:p>
          </table:table-cell>
          <table:table-cell table:style-name="ce4" office:value-type="string" calcext:value-type="string">
            <text:p>71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1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慶西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70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39" calcext:value-type="float">
            <text:p>539</text:p>
          </table:table-cell>
          <table:table-cell table:style-name="ce4" office:value-type="string" calcext:value-type="string">
            <text:p>75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勢區</text:p>
          </table:table-cell>
          <table:table-cell table:style-name="ce2"/>
          <table:table-cell table:style-name="ce3" office:value-type="float" office:value="7520" calcext:value-type="float">
            <text:p>7,520</text:p>
          </table:table-cell>
          <table:table-cell table:style-name="ce3" office:value-type="float" office:value="10193" calcext:value-type="float">
            <text:p>10,193</text:p>
          </table:table-cell>
          <table:table-cell table:style-name="ce3" office:value-type="float" office:value="11876" calcext:value-type="float">
            <text:p>11,876</text:p>
          </table:table-cell>
          <table:table-cell table:style-name="ce3" office:value-type="float" office:value="29589" calcext:value-type="float">
            <text:p>29,58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9851" calcext:value-type="float">
            <text:p>29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51" calcext:value-type="float">
            <text:p>29,851</text:p>
          </table:table-cell>
          <table:table-cell table:style-name="ce3" office:value-type="float" office:value="11135" calcext:value-type="float">
            <text:p>11,135</text:p>
          </table:table-cell>
          <table:table-cell table:style-name="ce3" office:value-type="float" office:value="40986" calcext:value-type="float">
            <text:p>40,986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慶福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6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慶東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778" calcext:value-type="float">
            <text:p>1,778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城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7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城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詒福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盛里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3466" calcext:value-type="float">
            <text:p>3,4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94" calcext:value-type="float">
            <text:p>3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4" calcext:value-type="float">
            <text:p>3,494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712" calcext:value-type="float">
            <text:p>4,712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32" calcext:value-type="float">
            <text:p>2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2" calcext:value-type="float">
            <text:p>2,632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637" calcext:value-type="float">
            <text:p>3,637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興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嵙里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226" calcext:value-type="float">
            <text:p>3,226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7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042" calcext:value-type="float">
            <text:p>2,042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1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68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粵寧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931" calcext:value-type="float">
            <text:p>1,931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新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927" calcext:value-type="float">
            <text:p>1,927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茂興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74" calcext:value-type="float">
            <text:p>1,774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5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和平區</text:p>
          </table:table-cell>
          <table:table-cell table:style-name="ce2"/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6105" calcext:value-type="float">
            <text:p>6,10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147" calcext:value-type="float">
            <text:p>6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7" calcext:value-type="float">
            <text:p>6,147</text:p>
          </table:table-cell>
          <table:table-cell table:style-name="ce3" office:value-type="float" office:value="3150" calcext:value-type="float">
            <text:p>3,150</text:p>
          </table:table-cell>
          <table:table-cell table:style-name="ce3" office:value-type="float" office:value="9297" calcext:value-type="float">
            <text:p>9,297</text:p>
          </table:table-cell>
          <table:table-cell table:style-name="ce4" office:value-type="string" calcext:value-type="string">
            <text:p>6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864" calcext:value-type="float">
            <text:p>1,864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輪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566" calcext:value-type="float">
            <text:p>1,566</text:p>
          </table:table-cell>
          <table:table-cell table:style-name="ce4" office:value-type="string" calcext:value-type="string">
            <text:p>68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由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達觀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8" calcext:value-type="float">
            <text:p>448</text:p>
          </table:table-cell>
          <table:table-cell table:style-name="ce4" office:value-type="string" calcext:value-type="string">
            <text:p>76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梨山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925" calcext:value-type="float">
            <text:p>1,925</text:p>
          </table:table-cell>
          <table:table-cell table:style-name="ce4" office:value-type="string" calcext:value-type="string">
            <text:p>5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59.03</text:p>
          </table:table-cell>
          <table:table-cell table:number-columns-repeated="1011"/>
        </table:table-row>
        <table:table-row table:style-name="ro1" table:number-rows-repeated="10479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中市" style:display-name="PageStyle_臺中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5</meta:creation-date>
    <meta:initial-creator>Apache POI</meta:initial-creator>
    <meta:generator>LibreOffice/6.0.7.3$Linux_X86_64 LibreOffice_project/00m0$Build-3</meta:generator>
    <meta:document-statistic meta:table-count="1" meta:cell-count="7875" meta:object-count="0"/>
  </office:meta>
</office:document-meta>
</file>